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2" manifest:media-type=""/>
  <manifest:file-entry manifest:full-path="ObjectReplacements/Object 61" manifest:media-type=""/>
  <manifest:file-entry manifest:full-path="ObjectReplacements/Object 60" manifest:media-type=""/>
  <manifest:file-entry manifest:full-path="ObjectReplacements/Object 54" manifest:media-type=""/>
  <manifest:file-entry manifest:full-path="ObjectReplacements/Object 78" manifest:media-type="application/x-openoffice-gdimetafile;windows_formatname=&quot;GDIMetaFile&quot;"/>
  <manifest:file-entry manifest:full-path="ObjectReplacements/Object 53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76" manifest:media-type="application/x-openoffice-gdimetafile;windows_formatname=&quot;GDIMetaFile&quot;"/>
  <manifest:file-entry manifest:full-path="ObjectReplacements/Object 51" manifest:media-type=""/>
  <manifest:file-entry manifest:full-path="ObjectReplacements/Object 75" manifest:media-type=""/>
  <manifest:file-entry manifest:full-path="ObjectReplacements/Object 50" manifest:media-type=""/>
  <manifest:file-entry manifest:full-path="ObjectReplacements/Object 9" manifest:media-type="application/x-openoffice-gdimetafile;windows_formatname=&quot;GDIMetaFile&quot;"/>
  <manifest:file-entry manifest:full-path="ObjectReplacements/Object 69" manifest:media-type=""/>
  <manifest:file-entry manifest:full-path="ObjectReplacements/Object 110" manifest:media-type=""/>
  <manifest:file-entry manifest:full-path="ObjectReplacements/Object 44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67" manifest:media-type="application/x-openoffice-gdimetafile;windows_formatname=&quot;GDIMetaFile&quot;"/>
  <manifest:file-entry manifest:full-path="ObjectReplacements/Object 42" manifest:media-type=""/>
  <manifest:file-entry manifest:full-path="ObjectReplacements/Object 66" manifest:media-type=""/>
  <manifest:file-entry manifest:full-path="ObjectReplacements/Object 41" manifest:media-type=""/>
  <manifest:file-entry manifest:full-path="ObjectReplacements/Object 65" manifest:media-type="application/x-openoffice-gdimetafile;windows_formatname=&quot;GDIMetaFile&quot;"/>
  <manifest:file-entry manifest:full-path="ObjectReplacements/Object 40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7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application/x-openoffice-gdimetafile;windows_formatname=&quot;GDIMetaFile&quot;"/>
  <manifest:file-entry manifest:full-path="ObjectReplacements/Object 27" manifest:media-type=""/>
  <manifest:file-entry manifest:full-path="ObjectReplacements/Object 17" manifest:media-type=""/>
  <manifest:file-entry manifest:full-path="ObjectReplacements/Object 59" manifest:media-type=""/>
  <manifest:file-entry manifest:full-path="ObjectReplacements/Object 100" manifest:media-type="application/x-openoffice-gdimetafile;windows_formatname=&quot;GDIMetaFile&quot;"/>
  <manifest:file-entry manifest:full-path="ObjectReplacements/Object 34" manifest:media-type="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"/>
  <manifest:file-entry manifest:full-path="ObjectReplacements/Object 99" manifest:media-type=""/>
  <manifest:file-entry manifest:full-path="ObjectReplacements/Object 11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application/x-openoffice-gdimetafile;windows_formatname=&quot;GDIMetaFile&quot;"/>
  <manifest:file-entry manifest:full-path="ObjectReplacements/Object 105" manifest:media-type=""/>
  <manifest:file-entry manifest:full-path="ObjectReplacements/Object 125" manifest:media-type="application/x-openoffice-gdimetafile;windows_formatname=&quot;GDIMetaFile&quot;"/>
  <manifest:file-entry manifest:full-path="ObjectReplacements/Object 84" manifest:media-type=""/>
  <manifest:file-entry manifest:full-path="ObjectReplacements/Object 135" manifest:media-type=""/>
  <manifest:file-entry manifest:full-path="ObjectReplacements/Object 94" manifest:media-type="application/x-openoffice-gdimetafile;windows_formatname=&quot;GDIMetaFile&quot;"/>
  <manifest:file-entry manifest:full-path="ObjectReplacements/Object 108" manifest:media-type=""/>
  <manifest:file-entry manifest:full-path="ObjectReplacements/Object 11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"/>
  <manifest:file-entry manifest:full-path="ObjectReplacements/Object 87" manifest:media-type="application/x-openoffice-gdimetafile;windows_formatname=&quot;GDIMetaFile&quot;"/>
  <manifest:file-entry manifest:full-path="ObjectReplacements/Object 104" manifest:media-type=""/>
  <manifest:file-entry manifest:full-path="ObjectReplacements/Object 129" manifest:media-type="application/x-openoffice-gdimetafile;windows_formatname=&quot;GDIMetaFile&quot;"/>
  <manifest:file-entry manifest:full-path="ObjectReplacements/Object 88" manifest:media-type=""/>
  <manifest:file-entry manifest:full-path="ObjectReplacements/Object 124" manifest:media-type="application/x-openoffice-gdimetafile;windows_formatname=&quot;GDIMetaFile&quot;"/>
  <manifest:file-entry manifest:full-path="ObjectReplacements/Object 83" manifest:media-type=""/>
  <manifest:file-entry manifest:full-path="ObjectReplacements/Object 134" manifest:media-type=""/>
  <manifest:file-entry manifest:full-path="ObjectReplacements/Object 93" manifest:media-type=""/>
  <manifest:file-entry manifest:full-path="ObjectReplacements/Object 107" manifest:media-type="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"/>
  <manifest:file-entry manifest:full-path="ObjectReplacements/Object 106" manifest:media-type=""/>
  <manifest:file-entry manifest:full-path="ObjectReplacements/Object 11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9" manifest:media-type=""/>
  <manifest:file-entry manifest:full-path="ObjectReplacements/Object 119" manifest:media-type="application/x-openoffice-gdimetafile;windows_formatname=&quot;GDIMetaFile&quot;"/>
  <manifest:file-entry manifest:full-path="ObjectReplacements/Object 112" manifest:media-type=""/>
  <manifest:file-entry manifest:full-path="ObjectReplacements/Object 96" manifest:media-type=""/>
  <manifest:file-entry manifest:full-path="ObjectReplacements/Object 132" manifest:media-type="application/x-openoffice-gdimetafile;windows_formatname=&quot;GDIMetaFile&quot;"/>
  <manifest:file-entry manifest:full-path="ObjectReplacements/Object 91" manifest:media-type=""/>
  <manifest:file-entry manifest:full-path="ObjectReplacements/Object 122" manifest:media-type="application/x-openoffice-gdimetafile;windows_formatname=&quot;GDIMetaFile&quot;"/>
  <manifest:file-entry manifest:full-path="ObjectReplacements/Object 81" manifest:media-type=""/>
  <manifest:file-entry manifest:full-path="ObjectReplacements/Object 131" manifest:media-type=""/>
  <manifest:file-entry manifest:full-path="ObjectReplacements/Object 90" manifest:media-type=""/>
  <manifest:file-entry manifest:full-path="ObjectReplacements/Object 121" manifest:media-type="application/x-openoffice-gdimetafile;windows_formatname=&quot;GDIMetaFile&quot;"/>
  <manifest:file-entry manifest:full-path="ObjectReplacements/Object 80" manifest:media-type="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"/>
  <manifest:file-entry manifest:full-path="ObjectReplacements/Object 123" manifest:media-type="application/x-openoffice-gdimetafile;windows_formatname=&quot;GDIMetaFile&quot;"/>
  <manifest:file-entry manifest:full-path="ObjectReplacements/Object 82" manifest:media-type=""/>
  <manifest:file-entry manifest:full-path="ObjectReplacements/Object 89" manifest:media-type="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ae22" officeooo:paragraph-rsid="0001ae22"/>
    </style:style>
    <style:style style:name="P2" style:family="paragraph" style:parent-style-name="Standard">
      <style:text-properties officeooo:rsid="0001ae22" officeooo:paragraph-rsid="00075343"/>
    </style:style>
    <style:style style:name="P3" style:family="paragraph" style:parent-style-name="Standard">
      <style:text-properties officeooo:rsid="00039470" officeooo:paragraph-rsid="00039470"/>
    </style:style>
    <style:style style:name="P4" style:family="paragraph" style:parent-style-name="Standard">
      <style:text-properties officeooo:rsid="0004fe88" officeooo:paragraph-rsid="0004fe88"/>
    </style:style>
    <style:style style:name="P5" style:family="paragraph" style:parent-style-name="Standard">
      <style:text-properties officeooo:rsid="0004fe88" officeooo:paragraph-rsid="000573fc"/>
    </style:style>
    <style:style style:name="P6" style:family="paragraph" style:parent-style-name="Standard">
      <style:text-properties style:text-line-through-style="none" style:text-line-through-type="none" officeooo:rsid="0001ae22" officeooo:paragraph-rsid="0001ae22"/>
    </style:style>
    <style:style style:name="P7" style:family="paragraph" style:parent-style-name="Standard">
      <style:text-properties style:text-line-through-style="none" style:text-line-through-type="none" officeooo:rsid="00036b87" officeooo:paragraph-rsid="00036b87"/>
    </style:style>
    <style:style style:name="P8" style:family="paragraph" style:parent-style-name="Standard">
      <style:text-properties style:text-line-through-style="none" style:text-line-through-type="none" officeooo:rsid="00039470" officeooo:paragraph-rsid="00039470"/>
    </style:style>
    <style:style style:name="P9" style:family="paragraph" style:parent-style-name="Standard">
      <style:text-properties style:text-line-through-style="none" style:text-line-through-type="none" officeooo:rsid="0004fe88" officeooo:paragraph-rsid="0004fe88"/>
    </style:style>
    <style:style style:name="P10" style:family="paragraph" style:parent-style-name="Standard">
      <style:text-properties style:text-line-through-style="none" style:text-line-through-type="none" officeooo:rsid="000573fc" officeooo:paragraph-rsid="000573fc"/>
    </style:style>
    <style:style style:name="P11" style:family="paragraph" style:parent-style-name="Standard">
      <style:text-properties style:text-line-through-style="none" style:text-line-through-type="none" officeooo:rsid="00075343" officeooo:paragraph-rsid="00075343"/>
    </style:style>
    <style:style style:name="P12" style:family="paragraph" style:parent-style-name="Standard">
      <style:text-properties style:text-line-through-style="none" style:text-line-through-type="none" officeooo:rsid="0007f8bf" officeooo:paragraph-rsid="0007f8bf"/>
    </style:style>
    <style:style style:name="P13" style:family="paragraph" style:parent-style-name="Standard">
      <style:text-properties style:text-line-through-style="none" style:text-line-through-type="none" officeooo:rsid="0007f8bf" officeooo:paragraph-rsid="00166f27"/>
    </style:style>
    <style:style style:name="P14" style:family="paragraph" style:parent-style-name="Standard">
      <style:text-properties style:text-line-through-style="none" style:text-line-through-type="none" officeooo:rsid="000836f5" officeooo:paragraph-rsid="000836f5"/>
    </style:style>
    <style:style style:name="P15" style:family="paragraph" style:parent-style-name="Standard">
      <style:text-properties style:text-line-through-style="none" style:text-line-through-type="none" officeooo:rsid="000836f5" officeooo:paragraph-rsid="00166f27"/>
    </style:style>
    <style:style style:name="P16" style:family="paragraph" style:parent-style-name="Standard">
      <style:text-properties style:text-line-through-style="none" style:text-line-through-type="none" officeooo:rsid="00097185" officeooo:paragraph-rsid="00097185"/>
    </style:style>
    <style:style style:name="P17" style:family="paragraph" style:parent-style-name="Standard">
      <style:text-properties style:text-line-through-style="none" style:text-line-through-type="none" officeooo:rsid="00097185" officeooo:paragraph-rsid="00177069"/>
    </style:style>
    <style:style style:name="P18" style:family="paragraph" style:parent-style-name="Standard">
      <style:text-properties style:text-line-through-style="none" style:text-line-through-type="none" officeooo:rsid="000b4347" officeooo:paragraph-rsid="000b4347"/>
    </style:style>
    <style:style style:name="P19" style:family="paragraph" style:parent-style-name="Standard">
      <style:text-properties officeooo:paragraph-rsid="00075343"/>
    </style:style>
    <style:style style:name="P20" style:family="paragraph" style:parent-style-name="Standard">
      <style:text-properties style:font-name="Liberation Mono" fo:font-size="11pt" fo:font-style="normal" fo:font-weight="normal" style:font-size-asian="11pt" style:font-style-asian="normal" style:font-weight-asian="normal"/>
    </style:style>
    <style:style style:name="P21" style:family="paragraph" style:parent-style-name="Standard">
      <style:text-properties style:font-name="Liberation Mono" fo:font-size="11pt" fo:font-style="normal" fo:font-weight="normal" officeooo:rsid="0001ae22" officeooo:paragraph-rsid="00075343" style:font-size-asian="11pt" style:font-style-asian="normal" style:font-weight-asian="normal"/>
    </style:style>
    <style:style style:name="P22" style:family="paragraph" style:parent-style-name="Standard">
      <style:text-properties style:font-name="Liberation Mono" fo:font-size="11pt" fo:font-style="normal" fo:font-weight="normal" officeooo:rsid="00075343" style:font-size-asian="11pt" style:font-style-asian="normal" style:font-weight-asian="normal"/>
    </style:style>
    <style:style style:name="P23" style:family="paragraph" style:parent-style-name="Standard">
      <style:text-properties style:font-name="Liberation Mono" fo:font-size="11pt" fo:font-style="normal" fo:font-weight="normal" officeooo:paragraph-rsid="00075343" style:font-size-asian="11pt" style:font-style-asian="normal" style:font-weight-asian="normal"/>
    </style:style>
    <style:style style:name="P24" style:family="paragraph" style:parent-style-name="Standard">
      <style:text-properties officeooo:rsid="000ccec6" officeooo:paragraph-rsid="000ccec6"/>
    </style:style>
    <style:style style:name="P25" style:family="paragraph" style:parent-style-name="Standard">
      <style:text-properties officeooo:rsid="000ebcfc" officeooo:paragraph-rsid="000ebcfc"/>
    </style:style>
    <style:style style:name="P26" style:family="paragraph" style:parent-style-name="Standard">
      <style:text-properties officeooo:paragraph-rsid="0014669b"/>
    </style:style>
    <style:style style:name="P27" style:family="paragraph" style:parent-style-name="Standard">
      <style:text-properties officeooo:paragraph-rsid="001531f0"/>
    </style:style>
    <style:style style:name="P28" style:family="paragraph" style:parent-style-name="Standard" style:list-style-name="L1">
      <style:text-properties style:text-line-through-style="none" style:text-line-through-type="none" officeooo:rsid="00036b87" officeooo:paragraph-rsid="00036b87"/>
    </style:style>
    <style:style style:name="P29" style:family="paragraph" style:parent-style-name="Standard" style:list-style-name="L1">
      <style:text-properties style:text-line-through-style="none" style:text-line-through-type="none" officeooo:rsid="00039470" officeooo:paragraph-rsid="00039470"/>
    </style:style>
    <style:style style:name="P30" style:family="paragraph" style:parent-style-name="Standard">
      <style:text-properties style:text-line-through-style="none" style:text-line-through-type="none" officeooo:rsid="000573fc" officeooo:paragraph-rsid="00039470"/>
    </style:style>
    <style:style style:name="P31" style:family="paragraph" style:parent-style-name="Standard" style:list-style-name="L1">
      <style:text-properties officeooo:rsid="00036b87" officeooo:paragraph-rsid="00036b87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36b87"/>
    </style:style>
    <style:style style:name="T3" style:family="text">
      <style:text-properties style:text-line-through-style="none" style:text-line-through-type="none" officeooo:rsid="00039470"/>
    </style:style>
    <style:style style:name="T4" style:family="text">
      <style:text-properties style:text-line-through-style="none" style:text-line-through-type="none" officeooo:rsid="0004fe88"/>
    </style:style>
    <style:style style:name="T5" style:family="text">
      <style:text-properties style:text-line-through-style="none" style:text-line-through-type="none" officeooo:rsid="000573fc"/>
    </style:style>
    <style:style style:name="T6" style:family="text">
      <style:text-properties style:text-line-through-style="none" style:text-line-through-type="none" officeooo:rsid="00075343"/>
    </style:style>
    <style:style style:name="T7" style:family="text">
      <style:text-properties style:text-line-through-style="none" style:text-line-through-type="none" officeooo:rsid="00120f82"/>
    </style:style>
    <style:style style:name="T8" style:family="text">
      <style:text-properties style:text-line-through-style="none" style:text-line-through-type="none" style:font-name="Liberation Serif" fo:font-size="12pt" fo:font-style="normal" fo:font-weight="normal" officeooo:rsid="00075343" style:font-size-asian="12pt" style:font-style-asian="normal" style:font-weight-asian="normal" style:font-size-complex="12pt"/>
    </style:style>
    <style:style style:name="T9" style:family="text">
      <style:text-properties style:text-line-through-style="none" style:text-line-through-type="none" style:font-name="Liberation Serif" fo:font-size="13pt" fo:font-style="normal" fo:font-weight="normal" officeooo:rsid="00075343" style:font-size-asian="13pt" style:font-style-asian="normal" style:font-weight-asian="normal" style:font-size-complex="13pt"/>
    </style:style>
    <style:style style:name="T10" style:family="text">
      <style:text-properties style:text-line-through-style="none" style:text-line-through-type="none" fo:font-size="12pt" officeooo:rsid="00075343" style:font-size-asian="12pt" style:font-size-complex="12pt"/>
    </style:style>
    <style:style style:name="T11" style:family="text">
      <style:text-properties style:text-line-through-style="none" style:text-line-through-type="none" fo:font-size="12pt" officeooo:rsid="0007f8bf" style:font-size-asian="12pt" style:font-size-complex="12pt"/>
    </style:style>
    <style:style style:name="T12" style:family="text">
      <style:text-properties style:text-line-through-style="none" style:text-line-through-type="none" fo:font-size="13pt" officeooo:rsid="0007f8bf" style:font-size-asian="13pt" style:font-size-complex="13pt"/>
    </style:style>
    <style:style style:name="T13" style:family="text">
      <style:text-properties style:text-line-through-style="none" style:text-line-through-type="none" officeooo:rsid="001531f0"/>
    </style:style>
    <style:style style:name="T1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5" style:family="text">
      <style:text-properties officeooo:rsid="000836f5"/>
    </style:style>
    <style:style style:name="T16" style:family="text">
      <style:text-properties officeooo:rsid="000ebcfc"/>
    </style:style>
    <style:style style:name="T17" style:family="text">
      <style:text-properties officeooo:rsid="00120f82"/>
    </style:style>
    <style:style style:name="T18" style:family="text">
      <style:text-properties officeooo:rsid="00131630"/>
    </style:style>
    <style:style style:name="T19" style:family="text">
      <style:text-properties style:font-name="Liberation Serif" fo:font-size="13pt" fo:font-style="normal" fo:font-weight="normal" officeooo:rsid="00075343" style:font-size-asian="13pt" style:font-style-asian="normal" style:font-weight-asian="normal" style:font-size-complex="13pt"/>
    </style:style>
    <style:style style:name="T20" style:family="text">
      <style:text-properties style:font-name="Liberation Serif" fo:font-size="13pt" fo:language="es" fo:country="ES" fo:font-style="normal" style:text-underline-style="none" fo:font-weight="normal" officeooo:rsid="00075343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21" style:family="text">
      <style:text-properties style:font-name="Liberation Serif" fo:font-size="12pt" fo:font-style="normal" fo:font-weight="normal" officeooo:rsid="00075343" style:font-size-asian="12pt" style:font-style-asian="normal" style:font-weight-asian="normal" style:font-size-complex="12pt"/>
    </style:style>
    <style:style style:name="T22" style:family="text">
      <style:text-properties officeooo:rsid="001531f0"/>
    </style:style>
    <style:style style:name="T23" style:family="text">
      <style:text-properties style:font-name="DejaVu Sans" fo:font-size="13pt" fo:language="es" fo:country="ES" style:text-underline-style="none" fo:font-weight="normal" style:font-name-asian="Droid Sans Fallback" style:font-size-asian="13pt" style:font-weight-asian="normal" style:font-name-complex="Droid Sans Devanagari" style:font-size-complex="13pt" style:font-weight-complex="normal"/>
    </style:style>
    <style:style style:name="T24" style:family="text">
      <style:text-properties style:font-name="DejaVu Sans" fo:font-size="13pt" fo:language="es" fo:country="ES" style:text-underline-style="none" fo:font-weight="normal" officeooo:rsid="0007f8bf" style:font-name-asian="Droid Sans Fallback" style:font-size-asian="13pt" style:font-weight-asian="normal" style:font-name-complex="Droid Sans Devanagari" style:font-size-complex="13pt" style:font-weight-complex="normal"/>
    </style:style>
    <style:style style:name="T25" style:family="text">
      <style:text-properties officeooo:rsid="00166f27"/>
    </style:style>
    <style:style style:name="T26" style:family="text">
      <style:text-properties officeooo:rsid="00177069"/>
    </style:style>
    <style:style style:name="T27" style:family="text">
      <style:text-properties officeooo:rsid="00185ab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solver<draw:frame draw:style-name="fr1" draw:name="Objeto26" text:anchor-type="as-char" svg:y="-0.377cm" svg:width="2.787cm" svg:height="0.467cm" draw:z-index="1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24"/>
      <text:p text:style-name="P25"><draw:frame draw:style-name="fr1" draw:name="Objeto30" text:anchor-type="as-char" svg:y="-0.377cm" svg:width="3cm" svg:height="0.492cm" draw:z-index="3"><draw:object xlink:href="./Object 30" xlink:type="simple" xlink:show="embed" xlink:actuate="onLoad"/><draw:image xlink:href="./ObjectReplacements/Object 30" xlink:type="simple" xlink:show="embed" xlink:actuate="onLoad"/></draw:frame></text:p>
      <text:p text:style-name="P25"><draw:frame draw:style-name="fr1" draw:name="Objeto31" text:anchor-type="as-char" svg:y="-0.377cm" svg:width="2.566cm" svg:height="0.467cm" draw:z-index="4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/>
      <text:p text:style-name="P25"><draw:frame draw:style-name="fr1" draw:name="Objeto34" text:anchor-type="as-char" svg:y="-0.386cm" svg:width="3.634cm" svg:height="0.508cm" draw:z-index="6"><draw:object xlink:href="./Object 34" xlink:type="simple" xlink:show="embed" xlink:actuate="onLoad"/><draw:image xlink:href="./ObjectReplacements/Object 34" xlink:type="simple" xlink:show="embed" xlink:actuate="onLoad"/></draw:frame></text:p>
      <text:p text:style-name="P24"/>
      <text:p text:style-name="P24"><text:span text:style-name="T16">Por tanto</text:span><draw:frame draw:style-name="fr1" draw:name="Objeto33" text:anchor-type="as-char" svg:y="-0.386cm" svg:width="2.992cm" svg:height="0.542cm" draw:z-index="28"><draw:object xlink:href="./Object 33" xlink:type="simple" xlink:show="embed" xlink:actuate="onLoad"/><draw:image xlink:href="./ObjectReplacements/Object 33" xlink:type="simple" xlink:show="embed" xlink:actuate="onLoad"/></draw:frame>es una solución de la ecuación, el conjunto formado por todas las soluciones de la <text:span text:style-name="T16">ecuación</text:span> es <draw:frame draw:style-name="fr1" draw:name="Objeto32" text:anchor-type="as-char" svg:y="-0.386cm" svg:width="5.457cm" svg:height="0.508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1"/>
      <text:p text:style-name="P1"><text:span text:style-name="T16">¿Cuantas soluciones tiene la ecuación verificando que</text:span><draw:frame draw:style-name="fr1" draw:name="Objeto27" text:anchor-type="as-char" svg:y="-0.377cm" svg:width="3.212cm" svg:height="0.482cm" draw:z-index="30"><draw:object xlink:href="./Object 27" xlink:type="simple" xlink:show="embed" xlink:actuate="onLoad"/><draw:image xlink:href="./ObjectReplacements/Object 27" xlink:type="simple" xlink:show="embed" xlink:actuate="onLoad"/></draw:frame>?</text:p>
      <text:p text:style-name="P1"/>
      <text:p text:style-name="P1"><draw:frame draw:style-name="fr1" draw:name="Objeto28" text:anchor-type="as-char" svg:y="-0.377cm" svg:width="2.267cm" svg:height="0.467cm" draw:z-index="31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<draw:frame draw:style-name="fr1" draw:name="Objeto29" text:anchor-type="as-char" svg:y="-0.377cm" svg:width="2.309cm" svg:height="0.467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2"><text:span text:style-name="T5"><draw:frame draw:style-name="fr1" draw:name="Objeto3" text:anchor-type="as-char" svg:y="-0.377cm" svg:width="3.231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</text:span></text:p>
      <text:p text:style-name="P21"><draw:frame draw:style-name="fr1" draw:name="Objeto4" text:anchor-type="as-char" svg:y="-0.377cm" svg:width="3.231cm" svg:height="0.467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draw:frame draw:style-name="fr1" draw:name="Objeto5" text:anchor-type="as-char" svg:y="-0.377cm" svg:width="4.48cm" svg:height="0.467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0"><draw:frame draw:style-name="fr1" draw:name="Objeto6" text:anchor-type="as-char" svg:y="-0.377cm" svg:width="4.022cm" svg:height="0.467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20"><draw:frame draw:style-name="fr1" draw:name="Objeto7" text:anchor-type="as-char" svg:y="-0.377cm" svg:width="3.685cm" svg:height="0.467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20"><draw:frame draw:style-name="fr1" draw:name="Objeto8" text:anchor-type="as-char" svg:y="-0.619cm" svg:width="3.364cm" svg:height="0.998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2"><draw:frame draw:style-name="fr1" draw:name="Objeto9" text:anchor-type="as-char" svg:y="-0.377cm" svg:width="2.699cm" svg:height="0.467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0"><draw:frame draw:style-name="fr1" draw:name="Objeto10" text:anchor-type="as-char" svg:y="-0.377cm" svg:width="1.923cm" svg:height="0.467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/><text:span text:style-name="T14"><text:s/></text:span></text:p>
      <text:p text:style-name="P23"><draw:frame draw:style-name="fr1" draw:name="Objeto11" text:anchor-type="as-char" svg:y="-0.377cm" svg:width="3.265cm" svg:height="0.467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23"><draw:frame draw:style-name="fr1" draw:name="Objeto12" text:anchor-type="as-char" svg:y="-0.377cm" svg:width="4.487cm" svg:height="0.467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23"><draw:frame draw:style-name="fr1" draw:name="Objeto13" text:anchor-type="as-char" svg:y="-0.377cm" svg:width="3.699cm" svg:height="0.467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><draw:frame draw:style-name="fr1" draw:name="Objeto14" text:anchor-type="as-char" svg:y="-0.377cm" svg:width="3.699cm" svg:height="0.467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19"><draw:frame draw:style-name="fr1" draw:name="Objeto15" text:anchor-type="as-char" svg:y="-0.619cm" svg:width="3.39cm" svg:height="0.998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><draw:frame draw:style-name="fr1" draw:name="Objeto16" text:anchor-type="as-char" svg:y="-0.377cm" svg:width="2.374cm" svg:height="0.467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19"><text:span text:style-name="T6">Solución</text:span><text:span text:style-name="T5">:</text:span><text:span text:style-name="T5"><draw:frame draw:style-name="fr1" draw:name="Objeto17" text:anchor-type="as-char" svg:y="-0.377cm" svg:width="1.933cm" svg:height="0.467cm" draw:z-index="2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6"/>
      <text:p text:style-name="P1"><text:span text:style-name="T2">S</text:span><text:span text:style-name="T1">ean</text:span><text:span text:style-name="T1"><draw:frame draw:style-name="fr1" draw:name="Objeto18" text:anchor-type="as-char" svg:y="-0.377cm" svg:width="2.051cm" svg:height="0.467cm" draw:z-index="33"><draw:object xlink:href="./Object 18" xlink:type="simple" xlink:show="embed" xlink:actuate="onLoad"/><draw:image xlink:href="./ObjectReplacements/Object 18" xlink:type="simple" xlink:show="embed" xlink:actuate="onLoad"/></draw:frame></text:span><text:span text:style-name="T1">escribiremos</text:span><text:span text:style-name="T1"><draw:frame draw:style-name="fr1" draw:name="Objeto1" text:anchor-type="as-char" svg:y="-0.386cm" svg:width="2.468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y lo leeremos</text:span><text:span text:style-name="T1"><draw:frame draw:style-name="fr1" draw:name="Objeto19" text:anchor-type="as-char" svg:y="-0.377cm" svg:width="0.427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1">es congruente con</text:span><text:span text:style-name="T1"><draw:frame draw:style-name="fr1" draw:name="Objeto20" text:anchor-type="as-char" svg:y="-0.377cm" svg:width="0.425cm" svg:height="0.467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1">modulo</text:span><text:span text:style-name="T1"><draw:frame draw:style-name="fr1" draw:name="Objeto21" text:anchor-type="as-char" svg:y="-0.377cm" svg:width="0.515cm" svg:height="0.467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1">si </text:span><text:span text:style-name="T1"><draw:frame draw:style-name="fr1" draw:name="Objeto22" text:anchor-type="as-char" svg:y="-0.386cm" svg:width="1.723cm" svg:height="0.508cm" draw:z-index="23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/>
      <text:p text:style-name="P6"><draw:frame draw:style-name="fr1" draw:name="Objeto23" text:anchor-type="as-char" svg:y="-0.386cm" svg:width="4.212cm" svg:height="0.508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6"><draw:frame draw:style-name="fr1" draw:name="Objeto24" text:anchor-type="as-char" svg:y="-0.393cm" svg:width="2.651cm" svg:height="0.513cm" draw:z-index="25"><draw:object xlink:href="./Object 24" xlink:type="simple" xlink:show="embed" xlink:actuate="onLoad"/><draw:image xlink:href="./ObjectReplacements/Object 24" xlink:type="simple" xlink:show="embed" xlink:actuate="onLoad"/></draw:frame>→<draw:frame draw:style-name="fr1" draw:name="Objeto25" text:anchor-type="as-char" svg:y="-0.386cm" svg:width="1.981cm" svg:height="0.508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6"/>
      <text:p text:style-name="P1"><text:span text:style-name="T2">U</text:span><text:span text:style-name="T1">na </text:span><text:span text:style-name="T6">ecuación</text:span><text:span text:style-name="T1"> en congruencias de grado 1 es una </text:span><text:span text:style-name="T7">expresión</text:span><text:span text:style-name="T1"> de la forma</text:span><text:span text:style-name="T1"><draw:frame draw:style-name="fr1" draw:name="Objeto36" text:anchor-type="as-char" svg:y="-0.386cm" svg:width="2.667cm" svg:height="0.508cm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1">donde </text:span><text:span text:style-name="T1"><draw:frame draw:style-name="fr1" draw:name="Objeto37" text:anchor-type="as-char" svg:y="-0.377cm" svg:width="2.051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">y </text:span><text:span text:style-name="T1"><draw:frame draw:style-name="fr1" draw:name="Objeto38" text:anchor-type="as-char" svg:y="-0.377cm" svg:width="0.432cm" svg:height="0.467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"><text:s/>es una </text:span><text:span text:style-name="T7">incógnita.</text:span><text:span text:style-name="T1"> Una </text:span><text:span text:style-name="T7">solución</text:span><text:span text:style-name="T1"> para dicha </text:span><text:span text:style-name="T7">ecuación</text:span><text:span text:style-name="T1"> es un numero entero</text:span><text:span text:style-name="T1"><draw:frame draw:style-name="fr1" draw:name="Objeto39" text:anchor-type="as-char" svg:y="-0.377cm" svg:width="0.413cm" svg:height="0.467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">tal que</text:span><text:span text:style-name="T1"><draw:frame draw:style-name="fr1" draw:name="Objeto40" text:anchor-type="as-char" svg:y="-0.386cm" svg:width="2.665cm" svg:height="0.508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6"/>
      <text:p text:style-name="P6"/>
      <text:p text:style-name="P6"/>
      <text:p text:style-name="P6"/>
      <text:p text:style-name="P6"><text:soft-page-break/>Ejercicio: </text:p>
      <text:p text:style-name="P6">Calcular las soluciones de la ecuación <draw:frame draw:style-name="fr1" draw:name="Objeto41" text:anchor-type="as-char" svg:y="-0.386cm" svg:width="2.718cm" svg:height="0.508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6"/>
      <text:p text:style-name="P7">Soluciones= <draw:frame draw:style-name="fr1" draw:name="Objeto35" text:anchor-type="as-char" svg:y="-0.377cm" svg:width="6.756cm" svg:height="0.492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7"/>
      <text:p text:style-name="P7">Calcular las soluciones de la ecuación <draw:frame draw:style-name="fr1" draw:name="Objeto42" text:anchor-type="as-char" svg:y="-0.386cm" svg:width="2.387cm" svg:height="0.508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7"/>
      <text:p text:style-name="P7">No tiene solución</text:p>
      <text:p text:style-name="P7"/>
      <text:p text:style-name="P7">Teorema:</text:p>
      <text:list xml:id="list1897668494" text:style-name="L1">
        <text:list-item>
          <text:p text:style-name="P28">La ecuación<draw:frame draw:style-name="fr1" draw:name="Objeto43" text:anchor-type="as-char" svg:y="-0.386cm" svg:width="2.667cm" svg:height="0.508cm" draw:z-index="42"><draw:object xlink:href="./Object 43" xlink:type="simple" xlink:show="embed" xlink:actuate="onLoad"/><draw:image xlink:href="./ObjectReplacements/Object 43" xlink:type="simple" xlink:show="embed" xlink:actuate="onLoad"/></draw:frame> tiene solución si y solo si <draw:frame draw:style-name="fr1" draw:name="Objeto44" text:anchor-type="as-char" svg:y="-0.377cm" svg:width="2.475cm" svg:height="0.492cm" draw:z-index="43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8">Si <draw:frame draw:style-name="fr1" draw:name="Objeto45" text:anchor-type="as-char" svg:y="-0.377cm" svg:width="2.639cm" svg:height="0.492cm" draw:z-index="44"><draw:object xlink:href="./Object 45" xlink:type="simple" xlink:show="embed" xlink:actuate="onLoad"/><draw:image xlink:href="./ObjectReplacements/Object 45" xlink:type="simple" xlink:show="embed" xlink:actuate="onLoad"/></draw:frame>y <draw:frame draw:style-name="fr1" draw:name="Objeto46" text:anchor-type="as-char" svg:y="-0.377cm" svg:width="0.764cm" svg:height="0.489cm" draw:z-index="45"><draw:object xlink:href="./Object 46" xlink:type="simple" xlink:show="embed" xlink:actuate="onLoad"/><draw:image xlink:href="./ObjectReplacements/Object 46" xlink:type="simple" xlink:show="embed" xlink:actuate="onLoad"/></draw:frame><text:s/>entonces las ecuaciones<draw:frame draw:style-name="fr1" draw:name="Objeto47" text:anchor-type="as-char" svg:y="-0.386cm" svg:width="2.667cm" svg:height="0.508cm" draw:z-index="46"><draw:object xlink:href="./Object 47" xlink:type="simple" xlink:show="embed" xlink:actuate="onLoad"/><draw:image xlink:href="./ObjectReplacements/Object 47" xlink:type="simple" xlink:show="embed" xlink:actuate="onLoad"/></draw:frame>y<draw:frame draw:style-name="fr1" draw:name="Objeto48" text:anchor-type="as-char" svg:y="-0.619cm" svg:width="3.027cm" svg:height="0.998cm" draw:z-index="47"><draw:object xlink:href="./Object 48" xlink:type="simple" xlink:show="embed" xlink:actuate="onLoad"/><draw:image xlink:href="./ObjectReplacements/Object 48" xlink:type="simple" xlink:show="embed" xlink:actuate="onLoad"/></draw:frame>tienen las mismas soluciones</text:p>
        </text:list-item>
        <text:list-item>
          <text:p text:style-name="P28">si<draw:frame draw:style-name="fr1" draw:name="Objeto49" text:anchor-type="as-char" svg:y="-0.377cm" svg:width="2.566cm" svg:height="0.492cm" draw:z-index="48"><draw:object xlink:href="./Object 49" xlink:type="simple" xlink:show="embed" xlink:actuate="onLoad"/><draw:image xlink:href="./ObjectReplacements/Object 49" xlink:type="simple" xlink:show="embed" xlink:actuate="onLoad"/></draw:frame>y u es una <text:span text:style-name="T17">solución</text:span> de<draw:frame draw:style-name="fr1" draw:name="Objeto50" text:anchor-type="as-char" svg:y="-0.386cm" svg:width="2.667cm" svg:height="0.508cm" draw:z-index="49"><draw:object xlink:href="./Object 50" xlink:type="simple" xlink:show="embed" xlink:actuate="onLoad"/><draw:image xlink:href="./ObjectReplacements/Object 50" xlink:type="simple" xlink:show="embed" xlink:actuate="onLoad"/></draw:frame>entonces el conjunto formado por todas las soluciones de la ecuación es<draw:frame draw:style-name="fr1" draw:name="Objeto51" text:anchor-type="as-char" svg:y="-0.377cm" svg:width="3.053cm" svg:height="0.492cm" draw:z-index="50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31"><text:span text:style-name="T1">La </text:span><text:span text:style-name="T7">ecuación</text:span><text:span text:style-name="T1"><draw:frame draw:style-name="fr1" draw:name="Objeto52" text:anchor-type="as-char" svg:y="-0.386cm" svg:width="2.667cm" svg:height="0.508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1">tiene las mismas soluciones que la </text:span><text:span text:style-name="T7">ecuación</text:span><text:span text:style-name="T7"><draw:frame draw:style-name="fr1" draw:name="Objeto53" text:anchor-type="as-char" svg:y="-0.386cm" svg:width="3.233cm" svg:height="0.508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1">(las tres rallas se comportan como la </text:span><text:span text:style-name="T7">igualdad</text:span><text:span text:style-name="T1">, </text:span><text:span text:style-name="T7">lo que está a</text:span><text:span text:style-name="T1"> un lado sumando </text:span><text:span text:style-name="T7">pasa</text:span><text:span text:style-name="T1"> a</text:span><text:span text:style-name="T7">l</text:span><text:span text:style-name="T1"> otro restand</text:span><text:span text:style-name="T7">o</text:span><text:span text:style-name="T1">)</text:span></text:p>
        </text:list-item>
        <text:list-item>
          <text:p text:style-name="P31"><text:span text:style-name="T7">L</text:span><text:span text:style-name="T1">a </text:span><text:span text:style-name="T7">ecuación</text:span><text:span text:style-name="T7"><draw:frame draw:style-name="fr1" draw:name="Objeto54" text:anchor-type="as-char" svg:y="-0.386cm" svg:width="2.667cm" svg:height="0.508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1">tiene las mismas soluciones que la </text:span><text:span text:style-name="T7">ecuación</text:span><text:span text:style-name="T7"><draw:frame draw:style-name="fr1" draw:name="Objeto55" text:anchor-type="as-char" svg:y="-0.386cm" svg:width="5.359cm" svg:height="0.508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3">(donde pone a puedo poner el resto de a entre</text:span><text:span text:style-name="T3"><draw:frame draw:style-name="fr1" draw:name="Objeto56" text:anchor-type="as-char" svg:y="-0.377cm" svg:width="0.515cm" svg:height="0.467cm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3">y donde pone</text:span><text:span text:style-name="T3"><draw:frame draw:style-name="fr1" draw:name="Objeto57" text:anchor-type="as-char" svg:y="-0.377cm" svg:width="0.425cm" svg:height="0.467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">puedo poner el resto de dividir</text:span><text:span text:style-name="T3"><draw:frame draw:style-name="fr1" draw:name="Objeto58" text:anchor-type="as-char" svg:y="-0.377cm" svg:width="0.425cm" svg:height="0.467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3">entre</text:span><text:span text:style-name="T3"><draw:frame draw:style-name="fr1" draw:name="Objeto59" text:anchor-type="as-char" svg:y="-0.377cm" svg:width="0.515cm" svg:height="0.467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3">)</text:span></text:p>
        </text:list-item>
        <text:list-item>
          <text:p text:style-name="P29">Si<draw:frame draw:style-name="fr1" draw:name="Objeto60" text:anchor-type="as-char" svg:y="-0.377cm" svg:width="3.694cm" svg:height="0.467cm" draw:z-index="59"><draw:object xlink:href="./Object 60" xlink:type="simple" xlink:show="embed" xlink:actuate="onLoad"/><draw:image xlink:href="./ObjectReplacements/Object 60" xlink:type="simple" xlink:show="embed" xlink:actuate="onLoad"/></draw:frame>entonces<draw:frame draw:style-name="fr1" draw:name="Objeto61" text:anchor-type="as-char" svg:y="-0.386cm" svg:width="2.201cm" svg:height="0.508cm" draw:z-index="60"><draw:object xlink:href="./Object 61" xlink:type="simple" xlink:show="embed" xlink:actuate="onLoad"/><draw:image xlink:href="./ObjectReplacements/Object 61" xlink:type="simple" xlink:show="embed" xlink:actuate="onLoad"/></draw:frame>es una solución de la ecuación <draw:frame draw:style-name="fr1" draw:name="Objeto62" text:anchor-type="as-char" svg:y="-0.386cm" svg:width="2.667cm" svg:height="0.508cm" draw:z-index="61"><draw:object xlink:href="./Object 62" xlink:type="simple" xlink:show="embed" xlink:actuate="onLoad"/><draw:image xlink:href="./ObjectReplacements/Object 62" xlink:type="simple" xlink:show="embed" xlink:actuate="onLoad"/></draw:frame></text:p>
        </text:list-item>
      </text:list>
      <text:p text:style-name="P8"/>
      <text:p text:style-name="P8">Ejercicio:</text:p>
      <text:p text:style-name="P8">Resuelve la ecuación<draw:frame draw:style-name="fr1" draw:name="Objeto63" text:anchor-type="as-char" svg:y="-0.386cm" svg:width="3.47cm" svg:height="0.508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8"/>
      <text:p text:style-name="P8"><text:span text:style-name="T17">P</text:span>or el punto 5 del teorema anterior sabemos que nuestra <text:span text:style-name="T17">ecuación</text:span> tiene las mismas soluciones que la <text:span text:style-name="T17">ecuación</text:span><draw:frame draw:style-name="fr1" draw:name="Objeto64" text:anchor-type="as-char" svg:y="-0.386cm" svg:width="2.616cm" svg:height="0.508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8">Por el punto 3 del teorema anterior si conozco una <text:span text:style-name="T17">solución</text:span> las conozco todas.</text:p>
      <text:p text:style-name="P8">Como 3 es una <text:span text:style-name="T17">solución</text:span> de la <text:span text:style-name="T17">ecuación</text:span> entonces el conjunto de todas sus <text:span text:style-name="T17">solución</text:span><draw:frame draw:style-name="fr1" draw:name="Objeto65" text:anchor-type="as-char" svg:y="-0.377cm" svg:width="3.03cm" svg:height="0.492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8"/>
      <text:p text:style-name="P8">Ejercicio:</text:p>
      <text:p text:style-name="P3"><text:span text:style-name="T1">Resolver la </text:span><text:span text:style-name="T4">ecuación</text:span><text:span text:style-name="T1"> </text:span><text:span text:style-name="T1"><draw:frame draw:style-name="fr1" draw:name="Objeto66" text:anchor-type="as-char" svg:y="-0.386cm" svg:width="3.261cm" svg:height="0.508cm" draw:z-index="65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8"/>
      <text:p text:style-name="P3"><text:span text:style-name="T1">Como el</text:span><text:span text:style-name="T1"><draw:frame draw:style-name="fr1" draw:name="Objeto67" text:anchor-type="as-char" svg:y="-0.377cm" svg:width="3.05cm" svg:height="0.492cm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y</text:span><text:span text:style-name="T1"><draw:frame draw:style-name="fr1" draw:name="Objeto68" text:anchor-type="as-char" svg:y="-0.377cm" svg:width="1.154cm" svg:height="0.489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1">sabemos que por el punto 1 del teorema que la </text:span><text:span text:style-name="T7">ecuación</text:span><text:span text:style-name="T1"> tiene </text:span><text:span text:style-name="T7">solución</text:span><text:span text:style-name="T1">, además por el punto 2 del teorema sabemos que tiene las mismas soluciones que la </text:span><text:span text:style-name="T4">ecuación</text:span><text:span text:style-name="T1"> </text:span><text:span text:style-name="T1"><draw:frame draw:style-name="fr1" draw:name="Objeto69" text:anchor-type="as-char" svg:y="-0.386cm" svg:width="2.623cm" svg:height="0.508cm" draw:z-index="68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8"/>
      <text:p text:style-name="P8"><draw:frame draw:style-name="fr1" draw:name="Objeto70" text:anchor-type="as-char" svg:y="-0.377cm" svg:width="1.027cm" svg:height="0.467cm" draw:z-index="69"><draw:object xlink:href="./Object 70" xlink:type="simple" xlink:show="embed" xlink:actuate="onLoad"/><draw:image xlink:href="./ObjectReplacements/Object 70" xlink:type="simple" xlink:show="embed" xlink:actuate="onLoad"/></draw:frame>es una <text:span text:style-name="T17">solución</text:span> de la <text:span text:style-name="T17">ecuación</text:span> y por el punto 3 el conjunto de todas sus soluciones es <draw:frame draw:style-name="fr1" draw:name="Objeto71" text:anchor-type="as-char" svg:y="-0.377cm" svg:width="3.053cm" svg:height="0.492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jercicio:</text:p>
      <text:p text:style-name="P3"><text:span text:style-name="T1">Resolver la </text:span><text:span text:style-name="T5">ecuación</text:span><text:span text:style-name="T5"><draw:frame draw:style-name="fr1" draw:name="Objeto72" text:anchor-type="as-char" svg:y="-0.386cm" svg:width="3.491cm" svg:height="0.508cm" draw:z-index="71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30"/>
      <text:p text:style-name="P9"><draw:frame draw:style-name="fr1" draw:name="Objeto73" text:anchor-type="as-char" svg:y="-0.377cm" svg:width="3.253cm" svg:height="0.492cm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4"><text:span text:style-name="T1">Como 2|4 la </text:span><text:span text:style-name="T7">ecuación</text:span><text:span text:style-name="T1"> tiene </text:span><text:span text:style-name="T7">solución</text:span><text:span text:style-name="T1">, ademas tiene las mismas soluciones que la </text:span><text:span text:style-name="T5">ecuación</text:span><text:span text:style-name="T5"><draw:frame draw:style-name="fr1" draw:name="Objeto74" text:anchor-type="as-char" svg:y="-0.386cm" svg:width="3.464cm" svg:height="0.508cm" draw:z-index="73"><draw:object xlink:href="./Object 74" xlink:type="simple" xlink:show="embed" xlink:actuate="onLoad"/><draw:image xlink:href="./ObjectReplacements/Object 74" xlink:type="simple" xlink:show="embed" xlink:actuate="onLoad"/></draw:frame></text:span><text:span text:style-name="T1">. Como</text:span><text:span text:style-name="T1"><draw:frame draw:style-name="fr1" draw:name="Objeto75" text:anchor-type="as-char" svg:y="-0.377cm" svg:width="3.256cm" svg:height="0.492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1">son primos relativos, y por el teorema de bezout que </text:span><text:span text:style-name="T1"><draw:frame draw:style-name="fr1" draw:name="Objeto2" text:anchor-type="as-char" svg:y="-0.377cm" svg:width="5.091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. Vamos a aplicarle el algoritmo extendido de </text:span><text:span text:style-name="T5">E</text:span><text:span text:style-name="T1">uclides a 196 y 121 para encontrar</text:span><text:span text:style-name="T1"><draw:frame draw:style-name="fr2" draw:name="Objeto135" text:anchor-type="as-char" svg:y="-0.377cm" svg:width="0.418cm" svg:height="0.467cm" draw:z-index="134"><draw:object xlink:href="./Object 135" xlink:type="simple" xlink:show="embed" xlink:actuate="onLoad"/><draw:image xlink:href="./ObjectReplacements/Object 135" xlink:type="simple" xlink:show="embed" xlink:actuate="onLoad"/></draw:frame></text:span><text:span text:style-name="T1">y</text:span><text:span text:style-name="T1"><draw:frame draw:style-name="fr2" draw:name="Objeto134" text:anchor-type="as-char" svg:y="-0.377cm" svg:width="0.423cm" svg:height="0.467cm" draw:z-index="133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P9"><text:tab/><text:tab/><text:tab/> <text:s text:c="8"/>q=1<text:tab/> <text:s text:c="7"/>q=1<text:tab/> <text:s text:c="7"/>q=1<text:tab/> <text:s text:c="7"/>q=1<text:tab/> <text:s text:c="5"/>q=1<text:tab/> <text:s text:c="4"/>q=1<text:tab/> <text:s text:c="2"/>q=2 <text:s text:c="3"/>q=2 <text:s text:c="4"/>q=2</text:p>
      <text:p text:style-name="P9"><draw:frame draw:style-name="fr1" draw:name="Objeto76" text:anchor-type="as-char" svg:y="-0.386cm" svg:width="16.528cm" svg:height="0.542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9"><draw:frame draw:style-name="fr1" draw:name="Objeto77" text:anchor-type="as-char" svg:y="-0.386cm" svg:width="16.963cm" svg:height="0.542cm" draw:z-index="76"><draw:object xlink:href="./Object 77" xlink:type="simple" xlink:show="embed" xlink:actuate="onLoad"/><draw:image xlink:href="./ObjectReplacements/Object 77" xlink:type="simple" xlink:show="embed" xlink:actuate="onLoad"/></draw:frame></text:p>
      <text:p text:style-name="P9"><draw:frame draw:style-name="fr1" draw:name="Objeto78" text:anchor-type="as-char" svg:y="-0.386cm" svg:width="17.443cm" svg:height="0.542cm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P9"/>
      <text:p text:style-name="P4"><text:span text:style-name="T1"><draw:frame draw:style-name="fr1" draw:name="Objeto79" text:anchor-type="as-char" svg:y="-0.386cm" svg:width="4.172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1">← </text:span><text:span text:style-name="T5">Comprobación</text:span><text:span text:style-name="T1"> de que está bien</text:span></text:p>
      <text:p text:style-name="P9"/>
      <text:p text:style-name="P10">Por el punto 6 del teorema sabemos que<draw:frame draw:style-name="fr1" draw:name="Objeto80" text:anchor-type="as-char" svg:y="-0.377cm" svg:width="4.085cm" svg:height="0.467cm" draw:z-index="79"><draw:object xlink:href="./Object 80" xlink:type="simple" xlink:show="embed" xlink:actuate="onLoad"/><draw:image xlink:href="./ObjectReplacements/Object 80" xlink:type="simple" xlink:show="embed" xlink:actuate="onLoad"/></draw:frame> es una <text:span text:style-name="T18">solución</text:span> de la <text:span text:style-name="T18">ecuación</text:span>, por tanto el conjunto de todas las soluciones es<draw:frame draw:style-name="fr1" draw:name="Objeto81" text:anchor-type="as-char" svg:y="-0.377cm" svg:width="3.605cm" svg:height="0.492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10"/>
      <text:p text:style-name="P10"/>
      <text:p text:style-name="P10"/>
      <text:p text:style-name="P5"><text:span text:style-name="T5">¡Una vez que obtenemos </text:span><text:span text:style-name="T5"><draw:frame draw:style-name="fr1" draw:name="Objeto82" text:anchor-type="as-char" svg:y="-0.386cm" svg:width="3.464cm" svg:height="0.508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1">, </text:span><text:span text:style-name="T5">dejamos de trabajar con la ecuación original!</text:span></text:p>
      <text:p text:style-name="P10"/>
      <text:p text:style-name="P11">Sistemas de ecuaciones incompletos</text:p>
      <text:p text:style-name="P11"/>
      <text:p text:style-name="P11">Resolver el sistema:</text:p>
      <text:p text:style-name="P11"/>
      <text:p text:style-name="P26"><text:span text:style-name="T8"><draw:frame draw:style-name="fr1" draw:name="Objeto84" text:anchor-type="as-char" svg:y="-0.386cm" svg:width="2.962cm" svg:height="0.508cm" draw:z-index="82"><draw:object xlink:href="./Object 84" xlink:type="simple" xlink:show="embed" xlink:actuate="onLoad"/><draw:image xlink:href="./ObjectReplacements/Object 84" xlink:type="simple" xlink:show="embed" xlink:actuate="onLoad"/></draw:frame></text:span><text:span text:style-name="T8"><text:tab/></text:span><text:span text:style-name="T9">⎫</text:span><text:span text:style-name="T10"><draw:frame draw:style-name="fr1" draw:name="Objeto89" text:anchor-type="as-char" svg:y="-0.386cm" svg:width="2.718cm" svg:height="0.508cm" draw:z-index="86"><draw:object xlink:href="./Object 89" xlink:type="simple" xlink:show="embed" xlink:actuate="onLoad"/><draw:image xlink:href="./ObjectReplacements/Object 89" xlink:type="simple" xlink:show="embed" xlink:actuate="onLoad"/></draw:frame></text:span><text:span text:style-name="T10"><text:tab/></text:span><text:span text:style-name="T9">⎫</text:span><text:span text:style-name="T10"> </text:span><text:span text:style-name="T11"><draw:frame draw:style-name="fr1" draw:name="Objeto83" text:anchor-type="as-char" svg:y="-0.386cm" svg:width="6.262cm" svg:height="0.508cm" draw:z-index="87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27"><text:span text:style-name="T6"><draw:frame draw:style-name="fr1" draw:name="Objeto85" text:anchor-type="as-char" svg:y="-0.386cm" svg:width="2.739cm" svg:height="0.508cm" draw:z-index="83"><draw:object xlink:href="./Object 85" xlink:type="simple" xlink:show="embed" xlink:actuate="onLoad"/><draw:image xlink:href="./ObjectReplacements/Object 85" xlink:type="simple" xlink:show="embed" xlink:actuate="onLoad"/></draw:frame></text:span><text:span text:style-name="T6"><text:tab/></text:span><text:span text:style-name="T12">⎭</text:span><text:span text:style-name="T6"><draw:frame draw:style-name="fr1" draw:name="Objeto87" text:anchor-type="as-char" svg:y="-0.386cm" svg:width="2.739cm" svg:height="0.508cm" draw:z-index="88"><draw:object xlink:href="./Object 83" xlink:type="simple" xlink:show="embed" xlink:actuate="onLoad"/><draw:image xlink:href="./ObjectReplacements/Object 83" xlink:type="simple" xlink:show="embed" xlink:actuate="onLoad"/></draw:frame></text:span><text:span text:style-name="T6"><text:tab/></text:span><text:span text:style-name="T12">⎭ </text:span><text:span text:style-name="T6"><draw:frame draw:style-name="fr1" draw:name="Objeto90" text:anchor-type="as-char" svg:y="-0.386cm" svg:width="3.718cm" svg:height="0.508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6">→</text:span><draw:frame draw:style-name="fr1" draw:name="Objeto91" text:anchor-type="as-char" svg:y="-0.386cm" svg:width="3.558cm" svg:height="0.508cm" draw:z-index="94"><draw:object xlink:href="./Object 91" xlink:type="simple" xlink:show="embed" xlink:actuate="onLoad"/><draw:image xlink:href="./ObjectReplacements/Object 91" xlink:type="simple" xlink:show="embed" xlink:actuate="onLoad"/></draw:frame>→<text:span text:style-name="T22"> </text:span></text:p>
      <text:p text:style-name="P26"><text:span text:style-name="T6"><draw:frame draw:style-name="fr1" draw:name="Objeto86" text:anchor-type="as-char" svg:y="-0.386cm" svg:width="3.362cm" svg:height="0.508cm" draw:z-index="84"><draw:object xlink:href="./Object 86" xlink:type="simple" xlink:show="embed" xlink:actuate="onLoad"/><draw:image xlink:href="./ObjectReplacements/Object 86" xlink:type="simple" xlink:show="embed" xlink:actuate="onLoad"/></draw:frame></text:span><text:span text:style-name="T6">→</text:span><text:span text:style-name="T13"> </text:span><draw:frame draw:style-name="fr1" draw:name="Objeto88" text:anchor-type="as-char" svg:y="-0.386cm" svg:width="2.635cm" svg:height="0.508cm" draw:z-index="85"><draw:object xlink:href="./Object 88" xlink:type="simple" xlink:show="embed" xlink:actuate="onLoad"/><draw:image xlink:href="./ObjectReplacements/Object 88" xlink:type="simple" xlink:show="embed" xlink:actuate="onLoad"/></draw:frame><text:span text:style-name="T12">→</text:span><text:span text:style-name="T6"><draw:frame draw:style-name="fr1" draw:name="Objeto92" text:anchor-type="as-char" svg:y="-0.377cm" svg:width="1.94cm" svg:height="0.467cm" draw:z-index="90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11"/>
      <text:p text:style-name="P12"><text:span text:style-name="T25">Solución</text:span>:<draw:frame draw:style-name="fr1" draw:name="Objeto93" text:anchor-type="as-char" svg:y="-0.377cm" svg:width="1.612cm" svg:height="0.467cm" draw:z-index="91"><draw:object xlink:href="./Object 93" xlink:type="simple" xlink:show="embed" xlink:actuate="onLoad"/><draw:image xlink:href="./ObjectReplacements/Object 93" xlink:type="simple" xlink:show="embed" xlink:actuate="onLoad"/></draw:frame></text:p>
      <text:p text:style-name="P11"/>
      <text:p text:style-name="P12">Resolver el sistema:</text:p>
      <text:p text:style-name="P12"/>
      <text:p text:style-name="P13"><draw:frame draw:style-name="fr1" draw:name="Objeto94" text:anchor-type="as-char" svg:y="-0.258cm" svg:width="1.831cm" svg:height="0.339cm" draw:z-index="92"><draw:object xlink:href="./Object 94" xlink:type="simple" xlink:show="embed" xlink:actuate="onLoad"/><draw:image xlink:href="./ObjectReplacements/Object 94" xlink:type="simple" xlink:show="embed" xlink:actuate="onLoad"/></draw:frame><text:tab/><text:span text:style-name="T20">⎫ <text:s text:c="3"/></text:span><text:span text:style-name="T20"><draw:frame draw:style-name="fr1" draw:name="Objeto96" text:anchor-type="as-char" svg:y="-0.258cm" svg:width="1.473cm" svg:height="0.339cm" draw:z-index="97"><draw:object xlink:href="./Object 96" xlink:type="simple" xlink:show="embed" xlink:actuate="onLoad"/><draw:image xlink:href="./ObjectReplacements/Object 96" xlink:type="simple" xlink:show="embed" xlink:actuate="onLoad"/></draw:frame></text:span><text:span text:style-name="T20"><text:tab/>⎫</text:span><draw:frame draw:style-name="fr1" draw:name="Objeto97" text:anchor-type="as-char" svg:y="-0.286cm" svg:width="4.925cm" svg:height="0.367cm" draw:z-index="95"><draw:object xlink:href="./Object 97" xlink:type="simple" xlink:show="embed" xlink:actuate="onLoad"/><draw:image xlink:href="./ObjectReplacements/Object 97" xlink:type="simple" xlink:show="embed" xlink:actuate="onLoad"/></draw:frame></text:p>
      <text:p text:style-name="P13"><draw:frame draw:style-name="fr1" draw:name="Objeto95" text:anchor-type="as-char" svg:y="-0.258cm" svg:width="1.655cm" svg:height="0.339cm" draw:z-index="93"><draw:object xlink:href="./Object 95" xlink:type="simple" xlink:show="embed" xlink:actuate="onLoad"/><draw:image xlink:href="./ObjectReplacements/Object 95" xlink:type="simple" xlink:show="embed" xlink:actuate="onLoad"/></draw:frame><text:tab/><text:span text:style-name="T23">⎬ <text:s text:c="2"/></text:span><draw:frame draw:style-name="fr1" draw:name="Objeto99" text:anchor-type="as-char" svg:y="-0.258cm" svg:width="1.815cm" svg:height="0.339cm" draw:z-index="102"><draw:object xlink:href="./Object 99" xlink:type="simple" xlink:show="embed" xlink:actuate="onLoad"/><draw:image xlink:href="./ObjectReplacements/Object 99" xlink:type="simple" xlink:show="embed" xlink:actuate="onLoad"/></draw:frame><text:tab/><text:span text:style-name="T23">⎬</text:span><draw:frame draw:style-name="fr1" draw:name="Objeto100" text:anchor-type="as-char" svg:y="-0.258cm" svg:width="9.915cm" svg:height="0.339cm" draw:z-index="101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3"><draw:frame draw:style-name="fr1" draw:name="Objeto98" text:anchor-type="as-char" svg:y="-0.258cm" svg:width="1.819cm" svg:height="0.339cm" draw:z-index="96"><draw:object xlink:href="./Object 98" xlink:type="simple" xlink:show="embed" xlink:actuate="onLoad"/><draw:image xlink:href="./ObjectReplacements/Object 98" xlink:type="simple" xlink:show="embed" xlink:actuate="onLoad"/></draw:frame><text:tab/><text:span text:style-name="T23">⎭ <text:s text:c="2"/></text:span><draw:frame draw:style-name="fr1" draw:name="Objeto101" text:anchor-type="as-char" svg:y="-0.258cm" svg:width="1.819cm" svg:height="0.339cm" draw:z-index="98"><draw:object xlink:href="./Object 101" xlink:type="simple" xlink:show="embed" xlink:actuate="onLoad"/><draw:image xlink:href="./ObjectReplacements/Object 101" xlink:type="simple" xlink:show="embed" xlink:actuate="onLoad"/></draw:frame><text:tab/><text:span text:style-name="T23">⎭</text:span><draw:frame draw:style-name="fr1" draw:name="Objeto102" text:anchor-type="as-char" svg:y="-0.286cm" svg:width="10.532cm" svg:height="0.367cm" draw:z-index="99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2"/>
      <text:p text:style-name="P12"><text:span text:style-name="T25">Solución</text:span>: <draw:frame draw:style-name="fr1" draw:name="Objeto103" text:anchor-type="as-char" svg:y="-0.432cm" svg:width="1.614cm" svg:height="0.524cm" draw:z-index="100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2"/>
      <text:p text:style-name="P12"/>
      <text:p text:style-name="P12">Resolver el sistema:</text:p>
      <text:p text:style-name="P13"><draw:frame draw:style-name="fr1" draw:name="Objeto104" text:anchor-type="as-char" svg:y="-0.386cm" svg:width="2.641cm" svg:height="0.508cm" draw:z-index="103"><draw:object xlink:href="./Object 104" xlink:type="simple" xlink:show="embed" xlink:actuate="onLoad"/><draw:image xlink:href="./ObjectReplacements/Object 104" xlink:type="simple" xlink:show="embed" xlink:actuate="onLoad"/></draw:frame><text:span text:style-name="T21"><text:tab/></text:span><text:span text:style-name="T19">⎫</text:span><draw:frame draw:style-name="fr1" draw:name="Objeto106" text:anchor-type="as-char" svg:y="-0.386cm" svg:width="2.357cm" svg:height="0.508cm" draw:z-index="104"><draw:object xlink:href="./Object 106" xlink:type="simple" xlink:show="embed" xlink:actuate="onLoad"/><draw:image xlink:href="./ObjectReplacements/Object 106" xlink:type="simple" xlink:show="embed" xlink:actuate="onLoad"/></draw:frame><text:tab/><text:span text:style-name="T20">⎫</text:span><draw:frame draw:style-name="fr1" draw:name="Objeto108" text:anchor-type="as-char" svg:y="-0.377cm" svg:width="1.766cm" svg:height="0.467cm" draw:z-index="106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3"><draw:frame draw:style-name="fr1" draw:name="Objeto105" text:anchor-type="as-char" svg:y="-0.386cm" svg:width="2.838cm" svg:height="0.508cm" draw:z-index="107"><draw:object xlink:href="./Object 105" xlink:type="simple" xlink:show="embed" xlink:actuate="onLoad"/><draw:image xlink:href="./ObjectReplacements/Object 105" xlink:type="simple" xlink:show="embed" xlink:actuate="onLoad"/></draw:frame><text:tab/><text:span text:style-name="T23">⎭</text:span><draw:frame draw:style-name="fr1" draw:name="Objeto107" text:anchor-type="as-char" svg:y="-0.386cm" svg:width="2.387cm" svg:height="0.508cm" draw:z-index="105"><draw:object xlink:href="./Object 107" xlink:type="simple" xlink:show="embed" xlink:actuate="onLoad"/><draw:image xlink:href="./ObjectReplacements/Object 107" xlink:type="simple" xlink:show="embed" xlink:actuate="onLoad"/></draw:frame><text:tab/><text:span text:style-name="T23">⎭</text:span></text:p>
      <text:p text:style-name="P12"/>
      <text:p text:style-name="P12"><draw:frame draw:style-name="fr1" draw:name="Objeto109" text:anchor-type="as-char" svg:y="-0.386cm" svg:width="5.803cm" svg:height="0.508cm" draw:z-index="108"><draw:object xlink:href="./Object 109" xlink:type="simple" xlink:show="embed" xlink:actuate="onLoad"/><draw:image xlink:href="./ObjectReplacements/Object 109" xlink:type="simple" xlink:show="embed" xlink:actuate="onLoad"/></draw:frame>← no tiene <text:span text:style-name="T15">solución</text:span> y por tanto el sistema tampoco</text:p>
      <text:p text:style-name="P12"/>
      <text:p text:style-name="P12"><text:soft-page-break/></text:p>
      <text:p text:style-name="P14">Ejercicio:</text:p>
      <text:p text:style-name="P14">¿Cuantos números naturales menores que 1000 acaban en 7 y al dividirlos entre 55 dan de resto 12?</text:p>
      <text:p text:style-name="P14"/>
      <text:p text:style-name="P14"><draw:frame draw:style-name="fr1" draw:name="Objeto110" text:anchor-type="as-char" svg:y="-0.386cm" svg:width="2.678cm" svg:height="0.508cm" draw:z-index="109"><draw:object xlink:href="./Object 110" xlink:type="simple" xlink:show="embed" xlink:actuate="onLoad"/><draw:image xlink:href="./ObjectReplacements/Object 110" xlink:type="simple" xlink:show="embed" xlink:actuate="onLoad"/></draw:frame><text:s/>→ quiere decir que un numero natural acaba en 7</text:p>
      <text:p text:style-name="P14"><text:bookmark-start text:name="__DdeLink__378_4271658332"/><draw:frame draw:style-name="fr1" draw:name="Objeto111" text:anchor-type="as-char" svg:y="-0.386cm" svg:width="2.879cm" svg:height="0.508cm" draw:z-index="110"><draw:object xlink:href="./Object 111" xlink:type="simple" xlink:show="embed" xlink:actuate="onLoad"/><draw:image xlink:href="./ObjectReplacements/Object 111" xlink:type="simple" xlink:show="embed" xlink:actuate="onLoad"/></draw:frame><text:bookmark-end text:name="__DdeLink__378_4271658332"/>→ al dividirlo entre 55 da de resto 12</text:p>
      <text:p text:style-name="P14"/>
      <text:p text:style-name="P15"><draw:frame draw:style-name="fr1" draw:name="Objeto112" text:anchor-type="as-char" svg:y="-0.386cm" svg:width="2.678cm" svg:height="0.508cm" draw:z-index="111"><draw:object xlink:href="./Object 112" xlink:type="simple" xlink:show="embed" xlink:actuate="onLoad"/><draw:image xlink:href="./ObjectReplacements/Object 112" xlink:type="simple" xlink:show="embed" xlink:actuate="onLoad"/></draw:frame><text:tab/><text:span text:style-name="T20">⎫</text:span><draw:frame draw:style-name="fr1" draw:name="Objeto114" text:anchor-type="as-char" svg:y="-0.386cm" svg:width="6.773cm" svg:height="0.508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5"><draw:frame draw:style-name="fr1" draw:name="Objeto113" text:anchor-type="as-char" svg:y="-0.386cm" svg:width="2.879cm" svg:height="0.508cm" draw:z-index="112"><draw:object xlink:href="./Object 113" xlink:type="simple" xlink:show="embed" xlink:actuate="onLoad"/><draw:image xlink:href="./ObjectReplacements/Object 113" xlink:type="simple" xlink:show="embed" xlink:actuate="onLoad"/></draw:frame><text:tab/><text:span text:style-name="T24">⎭</text:span><draw:frame draw:style-name="fr1" draw:name="Objeto115" text:anchor-type="as-char" svg:y="-0.386cm" svg:width="12.435cm" svg:height="0.508cm" draw:z-index="114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4"/>
      <text:p text:style-name="P14"><text:span text:style-name="T25">Solución</text:span>: <draw:frame draw:style-name="fr1" draw:name="Objeto116" text:anchor-type="as-char" svg:y="-0.377cm" svg:width="1.813cm" svg:height="0.467cm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4"/>
      <text:p text:style-name="P14"><draw:frame draw:style-name="fr1" draw:name="Objeto117" text:anchor-type="as-char" svg:y="-0.377cm" svg:width="3.595cm" svg:height="0.467cm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4"><draw:frame draw:style-name="fr1" draw:name="Objeto118" text:anchor-type="as-char" svg:y="-0.377cm" svg:width="3.223cm" svg:height="0.467cm" draw:z-index="117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4"><draw:frame draw:style-name="fr1" draw:name="Objeto119" text:anchor-type="as-char" svg:y="-0.619cm" svg:width="6.793cm" svg:height="0.998cm" draw:z-index="118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4"/>
      <text:p text:style-name="P16"><text:span text:style-name="T25">Solución</text:span>: Hay 8 <text:span text:style-name="T25">números</text:span></text:p>
      <text:p text:style-name="P16"/>
      <text:p text:style-name="P16">Ejercicio:</text:p>
      <text:p text:style-name="P16">¿Cuantos <text:span text:style-name="T25">números</text:span> del intervalo<draw:frame draw:style-name="fr1" draw:name="Objeto133" text:anchor-type="as-char" svg:y="-0.377cm" svg:width="2.293cm" svg:height="0.482cm" draw:z-index="122"><draw:object xlink:href="./Object 133" xlink:type="simple" xlink:show="embed" xlink:actuate="onLoad"/><draw:image xlink:href="./ObjectReplacements/Object 133" xlink:type="simple" xlink:show="embed" xlink:actuate="onLoad"/></draw:frame>son pares, al dividirlos entre 7 dan de resto 1 y al multiplicarlos por 7 y dividirlos entre 5 dan de resto 2?</text:p>
      <text:p text:style-name="P17"><draw:frame draw:style-name="fr1" draw:name="Objeto120" text:anchor-type="as-char" svg:y="-0.386cm" svg:width="2.464cm" svg:height="0.508cm" draw:z-index="119"><draw:object xlink:href="./Object 120" xlink:type="simple" xlink:show="embed" xlink:actuate="onLoad"/><draw:image xlink:href="./ObjectReplacements/Object 120" xlink:type="simple" xlink:show="embed" xlink:actuate="onLoad"/></draw:frame><text:tab/><text:span text:style-name="T20">⎫</text:span><draw:frame draw:style-name="fr1" draw:name="Objeto123" text:anchor-type="as-char" svg:y="-0.432cm" svg:width="9.7cm" svg:height="0.554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><draw:frame draw:style-name="fr1" draw:name="Objeto121" text:anchor-type="as-char" svg:y="-0.386cm" svg:width="2.461cm" svg:height="0.508cm" draw:z-index="120"><draw:object xlink:href="./Object 121" xlink:type="simple" xlink:show="embed" xlink:actuate="onLoad"/><draw:image xlink:href="./ObjectReplacements/Object 121" xlink:type="simple" xlink:show="embed" xlink:actuate="onLoad"/></draw:frame><text:tab/><text:span text:style-name="T24">⎬ </text:span><draw:frame draw:style-name="fr1" draw:name="Objeto124" text:anchor-type="as-char" svg:y="-0.386cm" svg:width="4.701cm" svg:height="0.508cm" draw:z-index="132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7"><draw:frame draw:style-name="fr1" draw:name="Objeto122" text:anchor-type="as-char" svg:y="-0.386cm" svg:width="2.718cm" svg:height="0.508cm" draw:z-index="121"><draw:object xlink:href="./Object 122" xlink:type="simple" xlink:show="embed" xlink:actuate="onLoad"/><draw:image xlink:href="./ObjectReplacements/Object 122" xlink:type="simple" xlink:show="embed" xlink:actuate="onLoad"/></draw:frame><text:tab/><text:span text:style-name="T24">⎭</text:span> <draw:frame draw:style-name="fr1" draw:name="Objeto125" text:anchor-type="as-char" svg:y="-0.386cm" svg:width="11.158cm" svg:height="0.508cm" draw:z-index="124"><draw:object xlink:href="./Object 125" xlink:type="simple" xlink:show="embed" xlink:actuate="onLoad"/><draw:image xlink:href="./ObjectReplacements/Object 125" xlink:type="simple" xlink:show="embed" xlink:actuate="onLoad"/></draw:frame>→ <draw:frame draw:style-name="fr1" draw:name="Objeto126" text:anchor-type="as-char" svg:y="-0.432cm" svg:width="4.699cm" svg:height="0.554cm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6"/>
      <text:p text:style-name="P18"><text:span text:style-name="T26">Solución</text:span>: <draw:frame draw:style-name="fr1" draw:name="Objeto127" text:anchor-type="as-char" svg:y="-0.432cm" svg:width="1.625cm" svg:height="0.524cm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8"/>
      <text:p text:style-name="P18"><draw:frame draw:style-name="fr1" draw:name="Objeto128" text:anchor-type="as-char" svg:y="-0.432cm" svg:width="4.036cm" svg:height="0.524cm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8"><draw:frame draw:style-name="fr1" draw:name="Objeto129" text:anchor-type="as-char" svg:y="-0.432cm" svg:width="3.106cm" svg:height="0.524cm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8"><draw:frame draw:style-name="fr1" draw:name="Objeto130" text:anchor-type="as-char" svg:y="-0.619cm" svg:width="2.805cm" svg:height="0.998cm" draw:z-index="12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8"/>
      <text:p text:style-name="P18"><draw:frame draw:style-name="fr1" draw:name="Objeto131" text:anchor-type="as-char" svg:y="-0.432cm" svg:width="3.05cm" svg:height="0.524cm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8"><draw:frame draw:style-name="fr1" draw:name="Objeto132" text:anchor-type="as-char" svg:y="-0.432cm" svg:width="2.004cm" svg:height="0.524cm" draw:z-index="131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8"/>
      <text:p text:style-name="P18"><text:span text:style-name="T26">Solución</text:span>: 14 →<text:span text:style-name="T26"> final menos inicio mas uno</text:span> (27-14 +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28:47.501464753</meta:creation-date>
    <dc:date>2018-10-03T02:23:28.968385595</dc:date>
    <meta:editing-duration>PT58M58S</meta:editing-duration>
    <meta:editing-cycles>10</meta:editing-cycles>
    <meta:generator>LibreOffice/6.0.6.2$Linux_X86_64 LibreOffice_project/00m0$Build-2</meta:generator>
    <meta:document-statistic meta:table-count="0" meta:image-count="0" meta:object-count="135" meta:page-count="4" meta:paragraph-count="98" meta:word-count="498" meta:character-count="2876" meta:non-whitespace-character-count="2346"/>
  </office:meta>
</office:document-meta>
</file>

<file path=Object 1/content.xml><?xml version="1.0" encoding="utf-8"?>
<math xmlns="http://www.w3.org/1998/Math/MathML" display="block">
  <semantics>
    <mrow>
      <mrow>
        <mi>a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a equiv b ( mod m )</annotation>
  </semantics>
</math>
</file>

<file path=Object 10/content.xml><?xml version="1.0" encoding="utf-8"?>
<math xmlns="http://www.w3.org/1998/Math/MathML" display="block">
  <semantics>
    <mrow>
      <mrow>
        <mo stretchy="false">−</mo>
        <mn>6</mn>
      </mrow>
      <mo stretchy="false">≤</mo>
      <mi>k</mi>
      <mo stretchy="false">≤</mo>
      <mn>6</mn>
    </mrow>
    <annotation encoding="StarMath 5.0">  -6 &lt;=k &lt;= 6 </annotation>
  </semantics>
</math>
</file>

<file path=Object 100/content.xml><?xml version="1.0" encoding="utf-8"?>
<math xmlns="http://www.w3.org/1998/Math/MathML" display="block">
  <semantics>
    <mrow>
      <mn>2</mn>
      <mrow>
        <mrow>
          <mo fence="true" stretchy="false">(</mo>
          <mrow>
            <mrow>
              <mrow>
                <mn>1</mn>
                <mo stretchy="false">+</mo>
                <mn>2</mn>
              </mrow>
              <mi>k</mi>
            </mrow>
          </mrow>
          <mo fence="true" stretchy="false">)</mo>
        </mrow>
        <mo stretchy="false">≡</mo>
        <mn>1</mn>
      </mrow>
      <mrow>
        <mo fence="true" stretchy="false">(</mo>
        <mrow>
          <mrow>
            <mi mathvariant="italic">mod</mi>
            <mn>3</mn>
          </mrow>
        </mrow>
        <mo fence="true" stretchy="false">)</mo>
      </mrow>
      <mi>→</mi>
      <mrow>
        <mn>2</mn>
        <mo stretchy="false">+</mo>
        <mn>4</mn>
      </mrow>
      <mrow>
        <mi>k</mi>
        <mo stretchy="false">≡</mo>
        <mn>1</mn>
      </mrow>
      <mrow>
        <mo fence="true" stretchy="false">(</mo>
        <mrow>
          <mrow>
            <mi mathvariant="italic">mod</mi>
            <mn>3</mn>
          </mrow>
        </mrow>
        <mo fence="true" stretchy="false">)</mo>
      </mrow>
      <mi>→</mi>
      <mn>4</mn>
      <mrow>
        <mi>k</mi>
        <mo stretchy="false">≡</mo>
        <mrow>
          <mo stretchy="false">−</mo>
          <mn>1</mn>
        </mrow>
      </mrow>
      <mrow>
        <mo fence="true" stretchy="false">(</mo>
        <mrow>
          <mrow>
            <mi mathvariant="italic">mod</mi>
            <mn>3</mn>
          </mrow>
        </mrow>
        <mo fence="true" stretchy="false">)</mo>
      </mrow>
      <mi>→</mi>
      <mrow>
        <mi>k</mi>
        <mo stretchy="false">≡</mo>
        <mn>2</mn>
      </mrow>
      <mi mathvariant="italic">mod</mi>
      <mn>3</mn>
      <mi>→</mi>
      <mrow>
        <mi>k</mi>
        <mo stretchy="false">=</mo>
        <mrow>
          <mn>2</mn>
          <mo stretchy="false">+</mo>
          <mn>3</mn>
        </mrow>
      </mrow>
      <mover accent="true">
        <mi>k</mi>
        <mo stretchy="false">¯</mo>
      </mover>
    </mrow>
    <annotation encoding="StarMath 5.0">2(1+2k) equiv 1 (mod 3) →  2 +4k equiv 1 (mod 3) → 4k equiv -1 (mod 3) → k equiv 2 mod 3 → k = 2+3 bar k</annotation>
  </semantics>
</math>
</file>

<file path=Object 101/content.xml><?xml version="1.0" encoding="utf-8"?>
<math xmlns="http://www.w3.org/1998/Math/MathML" display="block">
  <semantics>
    <mrow>
      <mn>2</mn>
      <mrow>
        <mi>x</mi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 2x equiv 3(mod 5) </annotation>
  </semantics>
</math>
</file>

<file path=Object 102/content.xml><?xml version="1.0" encoding="utf-8"?>
<math xmlns="http://www.w3.org/1998/Math/MathML" display="block">
  <semantics>
    <mrow>
      <mn>2</mn>
      <mrow>
        <mrow>
          <mo fence="true" stretchy="false">(</mo>
          <mrow>
            <mrow>
              <mrow>
                <mn>5</mn>
                <mo stretchy="false">+</mo>
                <mn>6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  <mi>→</mi>
      <mrow>
        <mn>10</mn>
        <mo stretchy="false">+</mo>
        <mn>12</mn>
      </mrow>
      <mrow>
        <mover accent="true">
          <mi>k</mi>
          <mo stretchy="false">¯</mo>
        </mover>
        <mo stretchy="false">≡</mo>
        <mrow>
          <mo fence="true" stretchy="false">(</mo>
          <mrow>
            <mrow>
              <mi mathvariant="italic">mod</mi>
              <mn>5</mn>
            </mrow>
          </mrow>
          <mo fence="true" stretchy="false">)</mo>
        </mrow>
      </mrow>
      <mi>→</mi>
      <mn>12</mn>
      <mrow>
        <mover accent="true">
          <mi>k</mi>
          <mo stretchy="false">¯</mo>
        </mover>
        <mo stretchy="false">≡</mo>
        <mrow>
          <mo stretchy="false">−</mo>
          <mn>8</mn>
        </mrow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  <mi>→</mi>
      <mn>2</mn>
      <mrow>
        <mover accent="true">
          <mi>k</mi>
          <mo stretchy="false">¯</mo>
        </mover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  <mi>→</mi>
      <mrow>
        <mover accent="true">
          <mi>k</mi>
          <mo stretchy="false">¯</mo>
        </mover>
        <mo stretchy="false">=</mo>
        <mrow>
          <mn>4</mn>
          <mo stretchy="false">+</mo>
          <mn>5</mn>
        </mrow>
      </mrow>
      <mover accent="true">
        <mover accent="true">
          <mi>k</mi>
          <mo stretchy="false">¯</mo>
        </mover>
        <mo stretchy="false">¯</mo>
      </mover>
    </mrow>
    <annotation encoding="StarMath 5.0">2(5+6 bar k) equiv 3 (mod 5) → 10+12 bar k equiv (mod 5) → 12 bar k equiv -8 (mod 5) → 2 bar k equiv 3(mod 5) → bar k = 4+5 bar bar k</annotation>
  </semantics>
</math>
</file>

<file path=Object 103/content.xml><?xml version="1.0" encoding="utf-8"?>
<math xmlns="http://www.w3.org/1998/Math/MathML" display="block">
  <semantics>
    <mrow>
      <mrow>
        <mn>29</mn>
        <mo stretchy="false">+</mo>
        <mn>30</mn>
      </mrow>
      <mover accent="true">
        <mover accent="true">
          <mi>k</mi>
          <mo stretchy="false">¯</mo>
        </mover>
        <mo stretchy="false">¯</mo>
      </mover>
    </mrow>
    <annotation encoding="StarMath 5.0">29 +30 bar bar k</annotation>
  </semantics>
</math>
</file>

<file path=Object 104/content.xml><?xml version="1.0" encoding="utf-8"?>
<math xmlns="http://www.w3.org/1998/Math/MathML" display="block">
  <semantics>
    <mrow>
      <mn>2</mn>
      <mrow>
        <mi>x</mi>
        <mo stretchy="false">≡</mo>
        <mn>2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2x equiv 2 (mod 4) </annotation>
  </semantics>
</math>
</file>

<file path=Object 105/content.xml><?xml version="1.0" encoding="utf-8"?>
<math xmlns="http://www.w3.org/1998/Math/MathML" display="block">
  <semantics>
    <mrow>
      <mn>3</mn>
      <mrow>
        <mi>x</mi>
        <mo stretchy="false">≡</mo>
        <mn>6</mn>
      </mrow>
      <mrow>
        <mo fence="true" stretchy="false">(</mo>
        <mrow>
          <mrow>
            <mi mathvariant="italic">mod</mi>
            <mn>12</mn>
          </mrow>
        </mrow>
        <mo fence="true" stretchy="false">)</mo>
      </mrow>
    </mrow>
    <annotation encoding="StarMath 5.0">3x equiv 6 (mod 12)</annotation>
  </semantics>
</math>
</file>

<file path=Object 106/content.xml><?xml version="1.0" encoding="utf-8"?>
<math xmlns="http://www.w3.org/1998/Math/MathML" display="block">
  <semantics>
    <mrow>
      <mrow>
        <mi>x</mi>
        <mo stretchy="false">≡</mo>
        <mn>1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x equiv 1 (mod 2) </annotation>
  </semantics>
</math>
</file>

<file path=Object 107/content.xml><?xml version="1.0" encoding="utf-8"?>
<math xmlns="http://www.w3.org/1998/Math/MathML" display="block">
  <semantics>
    <mrow>
      <mrow>
        <mi>x</mi>
        <mo stretchy="false">≡</mo>
        <mn>2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x equiv 2 (mod 4) </annotation>
  </semantics>
</math>
</file>

<file path=Object 108/content.xml><?xml version="1.0" encoding="utf-8"?>
<math xmlns="http://www.w3.org/1998/Math/MathML" display="block">
  <semantics>
    <mrow>
      <mrow>
        <mi>x</mi>
        <mo stretchy="false">=</mo>
        <mrow>
          <mn>1</mn>
          <mo stretchy="false">+</mo>
          <mn>2</mn>
        </mrow>
      </mrow>
      <mi>k</mi>
    </mrow>
    <annotation encoding="StarMath 5.0"> x=1+2k</annotation>
  </semantics>
</math>
</file>

<file path=Object 109/content.xml><?xml version="1.0" encoding="utf-8"?>
<math xmlns="http://www.w3.org/1998/Math/MathML" display="block">
  <semantics>
    <mrow>
      <mrow>
        <mn>1</mn>
        <mo stretchy="false">+</mo>
        <mn>2</mn>
      </mrow>
      <mrow>
        <mi>k</mi>
        <mo stretchy="false">≡</mo>
        <mrow>
          <mo fence="true" stretchy="false">(</mo>
          <mrow>
            <mrow>
              <mi mathvariant="italic">mod</mi>
              <mn>4</mn>
            </mrow>
          </mrow>
          <mo fence="true" stretchy="false">)</mo>
        </mrow>
      </mrow>
      <mi>→</mi>
      <mn>2</mn>
      <mrow>
        <mi>k</mi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1+2k equiv (mod 4) → 2k equiv 1(mod 4) </annotation>
  </semantics>
</math>
</file>

<file path=Object 11/content.xml><?xml version="1.0" encoding="utf-8"?>
<math xmlns="http://www.w3.org/1998/Math/MathML" display="block">
  <semantics>
    <mrow>
      <mrow>
        <mrow>
          <mo stretchy="false">−</mo>
          <mn>200</mn>
        </mrow>
        <mo stretchy="false">≤</mo>
        <mi>y</mi>
        <mo stretchy="false">≤</mo>
        <mn>200</mn>
      </mrow>
      <mi>→</mi>
    </mrow>
    <annotation encoding="StarMath 5.0">-200 &lt;= y &lt;= 200 → </annotation>
  </semantics>
</math>
</file>

<file path=Object 110/content.xml><?xml version="1.0" encoding="utf-8"?>
<math xmlns="http://www.w3.org/1998/Math/MathML" display="block">
  <semantics>
    <mrow>
      <mrow>
        <mi>X</mi>
        <mo stretchy="false">≡</mo>
        <mn>7</mn>
      </mrow>
      <mrow>
        <mo fence="true" stretchy="false">(</mo>
        <mrow>
          <mrow>
            <mi mathvariant="italic">mod</mi>
            <mn>10</mn>
          </mrow>
        </mrow>
        <mo fence="true" stretchy="false">)</mo>
      </mrow>
    </mrow>
    <annotation encoding="StarMath 5.0">X equiv 7 (mod 10)</annotation>
  </semantics>
</math>
</file>

<file path=Object 111/content.xml><?xml version="1.0" encoding="utf-8"?>
<math xmlns="http://www.w3.org/1998/Math/MathML" display="block">
  <semantics>
    <mrow>
      <mrow>
        <mi>X</mi>
        <mo stretchy="false">≡</mo>
        <mn>12</mn>
      </mrow>
      <mrow>
        <mo fence="true" stretchy="false">(</mo>
        <mrow>
          <mrow>
            <mi mathvariant="italic">mod</mi>
            <mn>55</mn>
          </mrow>
        </mrow>
        <mo fence="true" stretchy="false">)</mo>
      </mrow>
    </mrow>
    <annotation encoding="StarMath 5.0">X equiv 12 (mod 55) </annotation>
  </semantics>
</math>
</file>

<file path=Object 112/content.xml><?xml version="1.0" encoding="utf-8"?>
<math xmlns="http://www.w3.org/1998/Math/MathML" display="block">
  <semantics>
    <mrow>
      <mrow>
        <mi>X</mi>
        <mo stretchy="false">≡</mo>
        <mn>7</mn>
      </mrow>
      <mrow>
        <mo fence="true" stretchy="false">(</mo>
        <mrow>
          <mrow>
            <mi mathvariant="italic">mod</mi>
            <mn>10</mn>
          </mrow>
        </mrow>
        <mo fence="true" stretchy="false">)</mo>
      </mrow>
    </mrow>
    <annotation encoding="StarMath 5.0">X equiv 7 (mod 10)   </annotation>
  </semantics>
</math>
</file>

<file path=Object 113/content.xml><?xml version="1.0" encoding="utf-8"?>
<math xmlns="http://www.w3.org/1998/Math/MathML" display="block">
  <semantics>
    <mrow>
      <mrow>
        <mi>X</mi>
        <mo stretchy="false">≡</mo>
        <mn>12</mn>
      </mrow>
      <mrow>
        <mo fence="true" stretchy="false">(</mo>
        <mrow>
          <mrow>
            <mi mathvariant="italic">mod</mi>
            <mn>55</mn>
          </mrow>
        </mrow>
        <mo fence="true" stretchy="false">)</mo>
      </mrow>
    </mrow>
    <annotation encoding="StarMath 5.0">X equiv 12 (mod 55)</annotation>
  </semantics>
</math>
</file>

<file path=Object 114/content.xml><?xml version="1.0" encoding="utf-8"?>
<math xmlns="http://www.w3.org/1998/Math/MathML" display="block">
  <semantics>
    <mrow>
      <mrow>
        <mi>x</mi>
        <mo stretchy="false">=</mo>
        <mrow>
          <mn>7</mn>
          <mo stretchy="false">+</mo>
          <mn>10</mn>
        </mrow>
      </mrow>
      <mrow>
        <mi>k</mi>
        <mo stretchy="false">=</mo>
        <mrow>
          <mn>7</mn>
          <mo stretchy="false">+</mo>
          <mn>10</mn>
        </mrow>
      </mrow>
      <mrow>
        <mrow>
          <mo fence="true" stretchy="false">(</mo>
          <mrow>
            <mrow>
              <mrow>
                <mn>6</mn>
                <mo stretchy="false">+</mo>
                <mn>11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=</mo>
        <mrow>
          <mn>67</mn>
          <mo stretchy="false">+</mo>
          <mn>110</mn>
        </mrow>
      </mrow>
      <mover accent="true">
        <mi>k</mi>
        <mo stretchy="false">¯</mo>
      </mover>
    </mrow>
    <annotation encoding="StarMath 5.0">x=7+10k = 7+10 (6+11 bar k) =67 +110 bar k</annotation>
  </semantics>
</math>
</file>

<file path=Object 115/content.xml><?xml version="1.0" encoding="utf-8"?>
<math xmlns="http://www.w3.org/1998/Math/MathML" display="block">
  <semantics>
    <mrow>
      <mrow>
        <mn>7</mn>
        <mo stretchy="false">+</mo>
        <mn>10</mn>
      </mrow>
      <mrow>
        <mi>k</mi>
        <mo stretchy="false">≡</mo>
        <mn>12</mn>
      </mrow>
      <mrow>
        <mo fence="true" stretchy="false">(</mo>
        <mrow>
          <mrow>
            <mi mathvariant="italic">mod</mi>
            <mn>55</mn>
          </mrow>
        </mrow>
        <mo fence="true" stretchy="false">)</mo>
      </mrow>
      <mi>→</mi>
      <mn>10</mn>
      <mrow>
        <mi>k</mi>
        <mo stretchy="false">≡</mo>
        <mn>5</mn>
      </mrow>
      <mrow>
        <mo fence="true" stretchy="false">(</mo>
        <mrow>
          <mrow>
            <mi mathvariant="italic">mod</mi>
            <mn>55</mn>
          </mrow>
        </mrow>
        <mo fence="true" stretchy="false">)</mo>
      </mrow>
      <mi>→</mi>
      <mn>2</mn>
      <mrow>
        <mi>k</mi>
        <mo stretchy="false">≡</mo>
        <mn>1</mn>
      </mrow>
      <mrow>
        <mo fence="true" stretchy="false">(</mo>
        <mrow>
          <mrow>
            <mi mathvariant="italic">mod</mi>
            <mn>11</mn>
          </mrow>
        </mrow>
        <mo fence="true" stretchy="false">)</mo>
      </mrow>
      <mi>→</mi>
      <mrow>
        <mi>k</mi>
        <mo stretchy="false">=</mo>
        <mrow>
          <mn>6</mn>
          <mo stretchy="false">+</mo>
          <mn>11</mn>
        </mrow>
      </mrow>
      <mover accent="true">
        <mi>k</mi>
        <mo stretchy="false">¯</mo>
      </mover>
    </mrow>
    <annotation encoding="StarMath 5.0">7+10k equiv 12 (mod 55) → 10k equiv 5 (mod 55) → 2k equiv 1 (mod 11) → k = 6+11 bar k</annotation>
  </semantics>
</math>
</file>

<file path=Object 116/content.xml><?xml version="1.0" encoding="utf-8"?>
<math xmlns="http://www.w3.org/1998/Math/MathML" display="block">
  <semantics>
    <mrow>
      <mrow>
        <mn>67</mn>
        <mo stretchy="false">+</mo>
        <mn>110</mn>
      </mrow>
      <mover accent="true">
        <mi>k</mi>
        <mo stretchy="false">¯</mo>
      </mover>
    </mrow>
    <annotation encoding="StarMath 5.0">67 +110 bar k</annotation>
  </semantics>
</math>
</file>

<file path=Object 117/content.xml><?xml version="1.0" encoding="utf-8"?>
<math xmlns="http://www.w3.org/1998/Math/MathML" display="block">
  <semantics>
    <mrow>
      <mrow>
        <mn>0</mn>
        <mo stretchy="false">≤</mo>
        <mrow>
          <mn>67</mn>
          <mo stretchy="false">+</mo>
          <mn>110</mn>
        </mrow>
      </mrow>
      <mrow>
        <mover accent="true">
          <mi>k</mi>
          <mo stretchy="false">¯</mo>
        </mover>
        <mo stretchy="false">≤</mo>
        <mn>1000</mn>
      </mrow>
    </mrow>
    <annotation encoding="StarMath 5.0">0 &lt;= 67 + 110 bar k &lt;=1000</annotation>
  </semantics>
</math>
</file>

<file path=Object 118/content.xml><?xml version="1.0" encoding="utf-8"?>
<math xmlns="http://www.w3.org/1998/Math/MathML" display="block">
  <semantics>
    <mrow>
      <mrow>
        <mrow>
          <mo stretchy="false">−</mo>
          <mn>67</mn>
        </mrow>
        <mo stretchy="false">≤</mo>
        <mn>110</mn>
      </mrow>
      <mrow>
        <mover accent="true">
          <mi>k</mi>
          <mo stretchy="false">¯</mo>
        </mover>
        <mo stretchy="false">≤</mo>
        <mn>933</mn>
      </mrow>
    </mrow>
    <annotation encoding="StarMath 5.0">-67 &lt;=110 bar k&lt;=933</annotation>
  </semantics>
</math>
</file>

<file path=Object 119/content.xml><?xml version="1.0" encoding="utf-8"?>
<math xmlns="http://www.w3.org/1998/Math/MathML" display="block">
  <semantics>
    <mrow>
      <mrow>
        <mfrac>
          <mrow>
            <mo stretchy="false">−</mo>
            <mn>67</mn>
          </mrow>
          <mn>110</mn>
        </mfrac>
        <mo stretchy="false">≤</mo>
        <mover accent="true">
          <mi>k</mi>
          <mo stretchy="false">¯</mo>
        </mover>
        <mo stretchy="false">≤</mo>
        <mfrac>
          <mn>933</mn>
          <mn>110</mn>
        </mfrac>
      </mrow>
      <mi>→</mi>
      <mrow>
        <mn>0</mn>
        <mo stretchy="false">≤</mo>
        <mover accent="true">
          <mi>k</mi>
          <mo stretchy="false">¯</mo>
        </mover>
        <mo stretchy="false">≤</mo>
        <mn>8,4</mn>
      </mrow>
      <mi>→</mi>
      <mrow>
        <mn>0</mn>
        <mo stretchy="false">≤</mo>
        <mover accent="true">
          <mi>k</mi>
          <mo stretchy="false">¯</mo>
        </mover>
        <mo stretchy="false">≤</mo>
        <mn>8</mn>
      </mrow>
    </mrow>
    <annotation encoding="StarMath 5.0">-67 over 110 &lt;= bar k &lt;= 933 over 110 → 0 &lt;= bar k &lt;= 8,4 → 0 &lt;= bar k&lt;=8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n>200</mn>
        </mrow>
        <mo stretchy="false">≤</mo>
        <mrow>
          <mn>18</mn>
          <mo stretchy="false">−</mo>
          <mn>40</mn>
        </mrow>
      </mrow>
      <mrow>
        <mi>k</mi>
        <mo stretchy="false">≤</mo>
        <mn>200</mn>
      </mrow>
      <mi>→</mi>
    </mrow>
    <annotation encoding="StarMath 5.0">-200 &lt;= 18 -40k &lt;= 200 → </annotation>
  </semantics>
</math>
</file>

<file path=Object 120/content.xml><?xml version="1.0" encoding="utf-8"?>
<math xmlns="http://www.w3.org/1998/Math/MathML" display="block">
  <semantics>
    <mrow>
      <mrow>
        <mi>X</mi>
        <mo stretchy="false">≡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X equiv 0 (mod 2)  </annotation>
  </semantics>
</math>
</file>

<file path=Object 121/content.xml><?xml version="1.0" encoding="utf-8"?>
<math xmlns="http://www.w3.org/1998/Math/MathML" display="block">
  <semantics>
    <mrow>
      <mrow>
        <mi>X</mi>
        <mo stretchy="false">≡</mo>
        <mn>1</mn>
      </mrow>
      <mrow>
        <mo fence="true" stretchy="false">(</mo>
        <mrow>
          <mrow>
            <mi mathvariant="italic">mod</mi>
            <mn>7</mn>
          </mrow>
        </mrow>
        <mo fence="true" stretchy="false">)</mo>
      </mrow>
    </mrow>
    <annotation encoding="StarMath 5.0">X equiv 1 (mod 7)  </annotation>
  </semantics>
</math>
</file>

<file path=Object 122/content.xml><?xml version="1.0" encoding="utf-8"?>
<math xmlns="http://www.w3.org/1998/Math/MathML" display="block">
  <semantics>
    <mrow>
      <mn>3</mn>
      <mrow>
        <mi>X</mi>
        <mo stretchy="false">≡</mo>
        <mn>2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3X equiv 2 (mod 5)</annotation>
  </semantics>
</math>
</file>

<file path=Object 123/content.xml><?xml version="1.0" encoding="utf-8"?>
<math xmlns="http://www.w3.org/1998/Math/MathML" display="block">
  <semantics>
    <mrow>
      <mrow>
        <mi>x</mi>
        <mo stretchy="false">=</mo>
        <mrow>
          <mn>0</mn>
          <mo stretchy="false">+</mo>
          <mn>2</mn>
        </mrow>
      </mrow>
      <mrow>
        <mi>k</mi>
        <mo stretchy="false">=</mo>
        <mn>2</mn>
      </mrow>
      <mrow>
        <mrow>
          <mo fence="true" stretchy="false">(</mo>
          <mrow>
            <mrow>
              <mrow>
                <mn>4</mn>
                <mo stretchy="false">+</mo>
                <mn>7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=</mo>
        <mrow>
          <mn>8</mn>
          <mo stretchy="false">+</mo>
          <mn>14</mn>
        </mrow>
      </mrow>
      <mrow>
        <mover accent="true">
          <mi>k</mi>
          <mo stretchy="false">¯</mo>
        </mover>
        <mo stretchy="false">=</mo>
        <mrow>
          <mn>8</mn>
          <mo stretchy="false">+</mo>
          <mn>14</mn>
        </mrow>
      </mrow>
      <mrow>
        <mrow>
          <mo fence="true" stretchy="false">(</mo>
          <mrow>
            <mrow>
              <mrow>
                <mn>4</mn>
                <mo stretchy="false">+</mo>
                <mn>5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=</mo>
        <mrow>
          <mn>64</mn>
          <mo stretchy="false">+</mo>
          <mn>70</mn>
        </mrow>
      </mrow>
      <mover accent="true">
        <mover accent="true">
          <mi>k</mi>
          <mo stretchy="false">¯</mo>
        </mover>
        <mo stretchy="false">¯</mo>
      </mover>
    </mrow>
    <annotation encoding="StarMath 5.0">x=0+2k=2(4+7 bar k)=8+14 bar k = 8+14(4+5 bar k) = 64+70 bar bar k</annotation>
  </semantics>
</math>
</file>

<file path=Object 124/content.xml><?xml version="1.0" encoding="utf-8"?>
<math xmlns="http://www.w3.org/1998/Math/MathML" display="block">
  <semantics>
    <mrow>
      <mn>2</mn>
      <mrow>
        <mi>k</mi>
        <mo stretchy="false">≡</mo>
        <mn>1</mn>
      </mrow>
      <mrow>
        <mo fence="true" stretchy="false">(</mo>
        <mrow>
          <mrow>
            <mi mathvariant="italic">mod</mi>
            <mn>7</mn>
          </mrow>
        </mrow>
        <mo fence="true" stretchy="false">)</mo>
      </mrow>
      <mi>→</mi>
      <mrow>
        <mi>k</mi>
        <mo stretchy="false">=</mo>
        <mrow>
          <mn>4</mn>
          <mo stretchy="false">+</mo>
          <mn>7</mn>
        </mrow>
      </mrow>
      <mover accent="true">
        <mi>k</mi>
        <mo stretchy="false">¯</mo>
      </mover>
    </mrow>
    <annotation encoding="StarMath 5.0">2k equiv 1 (mod 7) → k = 4 +7 bar k</annotation>
  </semantics>
</math>
</file>

<file path=Object 125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8</mn>
                <mo stretchy="false">+</mo>
                <mn>14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≡</mo>
        <mn>2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  <mi>→</mi>
      <mrow>
        <mn>24</mn>
        <mo stretchy="false">+</mo>
        <mn>42</mn>
      </mrow>
      <mrow>
        <mover accent="true">
          <mi>k</mi>
          <mo stretchy="false">¯</mo>
        </mover>
        <mo stretchy="false">≡</mo>
        <mrow>
          <mo fence="true" stretchy="false">(</mo>
          <mrow>
            <mrow>
              <mi mathvariant="italic">mod</mi>
              <mn>5</mn>
            </mrow>
          </mrow>
          <mo fence="true" stretchy="false">)</mo>
        </mrow>
      </mrow>
      <mi>→</mi>
      <mn>42</mn>
      <mrow>
        <mover accent="true">
          <mi>k</mi>
          <mo stretchy="false">¯</mo>
        </mover>
        <mo stretchy="false">≡</mo>
        <mrow>
          <mo stretchy="false">−</mo>
          <mn>22</mn>
        </mrow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3(8+14 bar k) equiv 2(mod 5) → 24 + 42 bar k equiv (mod 5)→ 42 bar k equiv -22 (mod 5) </annotation>
  </semantics>
</math>
</file>

<file path=Object 126/content.xml><?xml version="1.0" encoding="utf-8"?>
<math xmlns="http://www.w3.org/1998/Math/MathML" display="block">
  <semantics>
    <mrow>
      <mn>2</mn>
      <mrow>
        <mover accent="true">
          <mi>k</mi>
          <mo stretchy="false">¯</mo>
        </mover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  <mi>→</mi>
      <mrow>
        <mover accent="true">
          <mi>k</mi>
          <mo stretchy="false">¯</mo>
        </mover>
        <mo stretchy="false">=</mo>
        <mrow>
          <mn>4</mn>
          <mo stretchy="false">+</mo>
          <mn>5</mn>
        </mrow>
      </mrow>
      <mover accent="true">
        <mover accent="true">
          <mi>k</mi>
          <mo stretchy="false">¯</mo>
        </mover>
        <mo stretchy="false">¯</mo>
      </mover>
    </mrow>
    <annotation encoding="StarMath 5.0">2 bar k equiv 3(mod 5) → bar k = 4+5 bar bar k</annotation>
  </semantics>
</math>
</file>

<file path=Object 127/content.xml><?xml version="1.0" encoding="utf-8"?>
<math xmlns="http://www.w3.org/1998/Math/MathML" display="block">
  <semantics>
    <mrow>
      <mrow>
        <mn>64</mn>
        <mo stretchy="false">+</mo>
        <mn>70</mn>
      </mrow>
      <mover accent="true">
        <mover accent="true">
          <mi>k</mi>
          <mo stretchy="false">¯</mo>
        </mover>
        <mo stretchy="false">¯</mo>
      </mover>
    </mrow>
    <annotation encoding="StarMath 5.0">64+70 bar bar k</annotation>
  </semantics>
</math>
</file>

<file path=Object 128/content.xml><?xml version="1.0" encoding="utf-8"?>
<math xmlns="http://www.w3.org/1998/Math/MathML" display="block">
  <semantics>
    <mrow>
      <mrow>
        <mn>1000</mn>
        <mo stretchy="false">≤</mo>
        <mrow>
          <mn>64</mn>
          <mo stretchy="false">+</mo>
          <mn>70</mn>
        </mrow>
      </mrow>
      <mrow>
        <mover accent="true">
          <mover accent="true">
            <mi>k</mi>
            <mo stretchy="false">¯</mo>
          </mover>
          <mo stretchy="false">¯</mo>
        </mover>
        <mo stretchy="false">≤</mo>
        <mn>2000</mn>
      </mrow>
    </mrow>
    <annotation encoding="StarMath 5.0">1000 &lt;= 64 + 70 bar bar k &lt;= 2000</annotation>
  </semantics>
</math>
</file>

<file path=Object 129/content.xml><?xml version="1.0" encoding="utf-8"?>
<math xmlns="http://www.w3.org/1998/Math/MathML" display="block">
  <semantics>
    <mrow>
      <mrow>
        <mn>936</mn>
        <mo stretchy="false">≤</mo>
        <mn>70</mn>
      </mrow>
      <mrow>
        <mover accent="true">
          <mover accent="true">
            <mi>k</mi>
            <mo stretchy="false">¯</mo>
          </mover>
          <mo stretchy="false">¯</mo>
        </mover>
        <mo stretchy="false">≤</mo>
        <mn>1936</mn>
      </mrow>
    </mrow>
    <annotation encoding="StarMath 5.0">936 &lt;= 70 bar bar k &lt;= 1936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218</mn>
        </mrow>
        <mo stretchy="false">≤</mo>
        <mn>40</mn>
      </mrow>
      <mrow>
        <mi>k</mi>
        <mo stretchy="false">≤</mo>
        <mn>182</mn>
      </mrow>
      <mi>→</mi>
    </mrow>
    <annotation encoding="StarMath 5.0">-218 &lt;= 40k &lt;= 182 →</annotation>
  </semantics>
</math>
</file>

<file path=Object 130/content.xml><?xml version="1.0" encoding="utf-8"?>
<math xmlns="http://www.w3.org/1998/Math/MathML" display="block">
  <semantics>
    <mrow>
      <mfrac>
        <mn>936</mn>
        <mn>70</mn>
      </mfrac>
      <mo stretchy="false">≤</mo>
      <mover accent="true">
        <mover accent="true">
          <mi>k</mi>
          <mo stretchy="false">¯</mo>
        </mover>
        <mo stretchy="false">¯</mo>
      </mover>
      <mo stretchy="false">≤</mo>
      <mfrac>
        <mn>1936</mn>
        <mn>70</mn>
      </mfrac>
    </mrow>
    <annotation encoding="StarMath 5.0">936 over 70 &lt;= bar bar k &lt;= 1936 over 70</annotation>
  </semantics>
</math>
</file>

<file path=Object 131/content.xml><?xml version="1.0" encoding="utf-8"?>
<math xmlns="http://www.w3.org/1998/Math/MathML" display="block">
  <semantics>
    <mrow>
      <mn>13,37</mn>
      <mo stretchy="false">≤</mo>
      <mover accent="true">
        <mover accent="true">
          <mi>k</mi>
          <mo stretchy="false">¯</mo>
        </mover>
        <mo stretchy="false">¯</mo>
      </mover>
      <mo stretchy="false">≤</mo>
      <mn>27,65</mn>
    </mrow>
    <annotation encoding="StarMath 5.0">13,37 &lt;= bar bar k &lt;= 27,65</annotation>
  </semantics>
</math>
</file>

<file path=Object 132/content.xml><?xml version="1.0" encoding="utf-8"?>
<math xmlns="http://www.w3.org/1998/Math/MathML" display="block">
  <semantics>
    <mrow>
      <mn>14</mn>
      <mo stretchy="false">≤</mo>
      <mover accent="true">
        <mover accent="true">
          <mi>k</mi>
          <mo stretchy="false">¯</mo>
        </mover>
        <mo stretchy="false">¯</mo>
      </mover>
      <mo stretchy="false">≤</mo>
      <mn>27</mn>
    </mrow>
    <annotation encoding="StarMath 5.0">14&lt;= bar bar k &lt;=27</annotation>
  </semantics>
</math>
</file>

<file path=Object 133/content.xml><?xml version="1.0" encoding="utf-8"?>
<math xmlns="http://www.w3.org/1998/Math/MathML" display="block">
  <semantics>
    <mrow>
      <mo fence="true" stretchy="false">[</mo>
      <mrow>
        <mn>1000,2000</mn>
      </mrow>
      <mo fence="true" stretchy="false">]</mo>
    </mrow>
    <annotation encoding="StarMath 5.0">[1000,2000]</annotation>
  </semantics>
</math>
</file>

<file path=Object 134/content.xml><?xml version="1.0" encoding="utf-8"?>
<math xmlns="http://www.w3.org/1998/Math/MathML" display="block">
  <semantics>
    <mi>v</mi>
    <annotation encoding="StarMath 5.0"> v</annotation>
  </semantics>
</math>
</file>

<file path=Object 135/content.xml><?xml version="1.0" encoding="utf-8"?>
<math xmlns="http://www.w3.org/1998/Math/MathML" display="block">
  <semantics>
    <mi>u</mi>
    <annotation encoding="StarMath 5.0"> u 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n>182</mn>
        </mrow>
        <mo stretchy="false">≤</mo>
        <mn>40</mn>
      </mrow>
      <mrow>
        <mi>k</mi>
        <mo stretchy="false">≤</mo>
        <mn>218</mn>
      </mrow>
      <mi>→</mi>
    </mrow>
    <annotation encoding="StarMath 5.0">-182 &lt;= 40k &lt;= 218 →</annotation>
  </semantics>
</math>
</file>

<file path=Object 15/content.xml><?xml version="1.0" encoding="utf-8"?>
<math xmlns="http://www.w3.org/1998/Math/MathML" display="block">
  <semantics>
    <mrow>
      <mrow>
        <mfrac>
          <mn>182</mn>
          <mn>40</mn>
        </mfrac>
        <mo stretchy="false">≥</mo>
        <mi>k</mi>
        <mo stretchy="false">≥</mo>
        <mrow>
          <mo stretchy="false">−</mo>
          <mn>4,55</mn>
        </mrow>
      </mrow>
      <mi>→</mi>
    </mrow>
    <annotation encoding="StarMath 5.0">182 over 40 &gt;= k &gt;= -4,55 → </annotation>
  </semantics>
</math>
</file>

<file path=Object 16/content.xml><?xml version="1.0" encoding="utf-8"?>
<math xmlns="http://www.w3.org/1998/Math/MathML" display="block">
  <semantics>
    <mrow>
      <mrow>
        <mn>5</mn>
        <mo stretchy="false">≥</mo>
        <mi>k</mi>
        <mo stretchy="false">≥</mo>
        <mrow>
          <mo stretchy="false">−</mo>
          <mn>4</mn>
        </mrow>
      </mrow>
      <mi>→</mi>
    </mrow>
    <annotation encoding="StarMath 5.0">5 &gt;= k &gt;= -4 →</annotation>
  </semantics>
</math>
</file>

<file path=Object 17/content.xml><?xml version="1.0" encoding="utf-8"?>
<math xmlns="http://www.w3.org/1998/Math/MathML" display="block">
  <semantics>
    <mrow>
      <mrow>
        <mo stretchy="false">−</mo>
        <mn>4</mn>
      </mrow>
      <mo stretchy="false">≤</mo>
      <mi>k</mi>
      <mo stretchy="false">≤</mo>
      <mn>5</mn>
    </mrow>
    <annotation encoding="StarMath 5.0"> -4 &lt;= k &lt;= 5</annotation>
  </semantics>
</math>
</file>

<file path=Object 18/content.xml><?xml version="1.0" encoding="utf-8"?>
<math xmlns="http://www.w3.org/1998/Math/MathML" display="block">
  <semantics>
    <mrow>
      <mi>a</mi>
      <mi>,</mi>
      <mi>b</mi>
      <mi>,</mi>
      <mrow>
        <mi>m</mi>
        <mo stretchy="false">∈</mo>
        <mi mathvariant="normal">ℤ</mi>
      </mrow>
    </mrow>
    <annotation encoding="StarMath 5.0"> a,b,m in setz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o stretchy="false">∃</mo>
      <mi>u</mi>
      <mi>,</mi>
      <mrow>
        <mi>v</mi>
        <mo stretchy="false">∈</mo>
        <mi mathvariant="normal">ℤ</mi>
      </mrow>
      <mspace width="0.5em"/>
      <mi mathvariant="italic">tq</mi>
      <mspace width="0.5em"/>
      <mn>121</mn>
      <mrow>
        <mi>u</mi>
        <mo stretchy="false">+</mo>
        <mn>196</mn>
      </mrow>
      <mrow>
        <mi>v</mi>
        <mo stretchy="false">=</mo>
        <mn>1</mn>
      </mrow>
    </mrow>
    <annotation encoding="StarMath 5.0">exists u,v in setz `tq` 121u+196v=1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m</mi>
    <annotation encoding="StarMath 5.0">m</annotation>
  </semantics>
</math>
</file>

<file path=Object 22/content.xml><?xml version="1.0" encoding="utf-8"?>
<math xmlns="http://www.w3.org/1998/Math/MathML" display="block">
  <semantics>
    <mrow>
      <mi>m</mi>
      <mo stretchy="false">∣</mo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</mrow>
    <annotation encoding="StarMath 5.0">m divides (a-b) </annotation>
  </semantics>
</math>
</file>

<file path=Object 23/content.xml><?xml version="1.0" encoding="utf-8"?>
<math xmlns="http://www.w3.org/1998/Math/MathML" display="block">
  <semantics>
    <mrow>
      <mrow>
        <mn>9</mn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  <mspace width="4em"/>
      <mrow>
        <mn>4</mn>
        <mo stretchy="false">∣</mo>
        <mrow>
          <mo fence="true" stretchy="false">(</mo>
          <mrow>
            <mrow>
              <mn>9</mn>
              <mo stretchy="false">−</mo>
              <mn>1</mn>
            </mrow>
          </mrow>
          <mo fence="true" stretchy="false">)</mo>
        </mrow>
      </mrow>
    </mrow>
    <annotation encoding="StarMath 5.0">9 equiv 1(mod 4) ~~ 4 divides (9-1)</annotation>
  </semantics>
</math>
</file>

<file path=Object 24/content.xml><?xml version="1.0" encoding="utf-8"?>
<math xmlns="http://www.w3.org/1998/Math/MathML" display="block">
  <semantics>
    <mrow>
      <mn>15</mn>
      <mtext>≢</mtext>
      <mn>3</mn>
      <mrow>
        <mo fence="true" stretchy="false">(</mo>
        <mrow>
          <mrow>
            <mi mathvariant="italic">mod</mi>
            <mn>7</mn>
          </mrow>
        </mrow>
        <mo fence="true" stretchy="false">)</mo>
      </mrow>
    </mrow>
    <annotation encoding="StarMath 5.0">15 "≢" 3 (mod 7)</annotation>
  </semantics>
</math>
</file>

<file path=Object 25/content.xml><?xml version="1.0" encoding="utf-8"?>
<math xmlns="http://www.w3.org/1998/Math/MathML" display="block">
  <semantics>
    <mrow>
      <mn>7</mn>
      <mo stretchy="false">∤</mo>
      <mrow>
        <mo fence="true" stretchy="false">(</mo>
        <mrow>
          <mrow>
            <mn>15</mn>
            <mo stretchy="false">−</mo>
            <mn>3</mn>
          </mrow>
        </mrow>
        <mo fence="true" stretchy="false">)</mo>
      </mrow>
    </mrow>
    <annotation encoding="StarMath 5.0">7 ndivides (15-3)</annotation>
  </semantics>
</math>
</file>

<file path=Object 26/content.xml><?xml version="1.0" encoding="utf-8"?>
<math xmlns="http://www.w3.org/1998/Math/MathML" display="block">
  <semantics>
    <mrow>
      <mn>120</mn>
      <mrow>
        <mi>x</mi>
        <mo stretchy="false">−</mo>
        <mn>93</mn>
      </mrow>
      <mrow>
        <mi>y</mi>
        <mo stretchy="false">=</mo>
        <mn>6</mn>
      </mrow>
    </mrow>
    <annotation encoding="StarMath 5.0">120x-93y=6</annotation>
  </semantics>
</math>
</file>

<file path=Object 27/content.xml><?xml version="1.0" encoding="utf-8"?>
<math xmlns="http://www.w3.org/1998/Math/MathML" display="block">
  <semantics>
    <mrow>
      <mi>x</mi>
      <mi>,</mi>
      <mrow>
        <mi>y</mi>
        <mo stretchy="false">∈</mo>
        <mrow>
          <mo fence="true" stretchy="false">[</mo>
          <mrow>
            <mrow>
              <mo stretchy="false">−</mo>
              <mn>200,200</mn>
            </mrow>
          </mrow>
          <mo fence="true" stretchy="false">]</mo>
        </mrow>
      </mrow>
    </mrow>
    <annotation encoding="StarMath 5.0">x,y in [-200,200]</annotation>
  </semantics>
</math>
</file>

<file path=Object 28/content.xml><?xml version="1.0" encoding="utf-8"?>
<math xmlns="http://www.w3.org/1998/Math/MathML" display="block">
  <semantics>
    <mrow>
      <mrow>
        <mi>x</mi>
        <mo stretchy="false">=</mo>
        <mrow>
          <mn>14</mn>
          <mo stretchy="false">−</mo>
          <mn>31</mn>
        </mrow>
      </mrow>
      <mi>k</mi>
    </mrow>
    <annotation encoding="StarMath 5.0">x=14-31k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row>
          <mn>18</mn>
          <mo stretchy="false">−</mo>
          <mn>40</mn>
        </mrow>
      </mrow>
      <mi>k</mi>
    </mrow>
    <annotation encoding="StarMath 5.0">y=18-40k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200</mn>
        </mrow>
        <mo stretchy="false">≤</mo>
        <mi>x</mi>
        <mo stretchy="false">≤</mo>
        <mn>200</mn>
      </mrow>
      <mi>→</mi>
    </mrow>
    <annotation encoding="StarMath 5.0">-200 &lt;= x &lt;= 200 →
</annotation>
  </semantics>
</math>
</file>

<file path=Object 30/content.xml><?xml version="1.0" encoding="utf-8"?>
<math xmlns="http://www.w3.org/1998/Math/MathML" display="block">
  <semantics>
    <mrow>
      <mi mathvariant="italic">mdc</mi>
      <mrow>
        <mrow>
          <mo fence="true" stretchy="false">{</mo>
          <mrow>
            <mn>120,93</mn>
          </mrow>
          <mo fence="true" stretchy="false">}</mo>
        </mrow>
        <mo stretchy="false">=</mo>
        <mn>3</mn>
      </mrow>
    </mrow>
    <annotation encoding="StarMath 5.0">mdc lbrace 120,93 rbrace=3</annotation>
  </semantics>
</math>
</file>

<file path=Object 31/content.xml><?xml version="1.0" encoding="utf-8"?>
<math xmlns="http://www.w3.org/1998/Math/MathML" display="block">
  <semantics>
    <mrow>
      <mn>40</mn>
      <mrow>
        <mi>x</mi>
        <mo stretchy="false">−</mo>
        <mn>31</mn>
      </mrow>
      <mrow>
        <mi>y</mi>
        <mo stretchy="false">=</mo>
        <mn>2</mn>
      </mrow>
    </mrow>
    <annotation encoding="StarMath 5.0">40x-31y=2</annotation>
  </semantics>
</math>
</file>

<file path=Object 32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row>
                  <mn>14</mn>
                  <mo stretchy="false">−</mo>
                  <mn>31</mn>
                </mrow>
                <mi>k</mi>
                <mrow>
                  <mn>,18</mn>
                  <mo stretchy="false">−</mo>
                  <mn>40</mn>
                </mrow>
                <mi>k</mi>
              </mrow>
            </mrow>
            <mo fence="true" stretchy="false">)</mo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(14-31k,18-40k) `tq` k in setz rbrace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0,</mn>
            </msub>
            <msub>
              <mi>y</mi>
              <mn>0</mn>
            </msub>
          </mrow>
        </mrow>
        <mo fence="true" stretchy="false">)</mo>
      </mrow>
      <mo stretchy="false">=</mo>
      <mrow>
        <mo fence="true" stretchy="false">(</mo>
        <mrow>
          <mn>14,18</mn>
        </mrow>
        <mo fence="true" stretchy="false">)</mo>
      </mrow>
    </mrow>
    <annotation encoding="StarMath 5.0">(x_ 0, y_ 0) =(14,18) </annotation>
  </semantics>
</math>
</file>

<file path=Object 34/content.xml><?xml version="1.0" encoding="utf-8"?>
<math xmlns="http://www.w3.org/1998/Math/MathML" display="block">
  <semantics>
    <mrow>
      <mn>40</mn>
      <mi>·</mi>
      <mrow>
        <mn>14</mn>
        <mo stretchy="false">+</mo>
        <mn>31</mn>
      </mrow>
      <mrow>
        <mrow>
          <mo fence="true" stretchy="false">(</mo>
          <mrow>
            <mrow>
              <mo stretchy="false">−</mo>
              <mn>18</mn>
            </mrow>
          </mrow>
          <mo fence="true" stretchy="false">)</mo>
        </mrow>
        <mo stretchy="false">=</mo>
        <mn>2</mn>
      </mrow>
    </mrow>
    <annotation encoding="StarMath 5.0">40·14+31(-18)=2</annotation>
  </semantics>
</math>
</file>

<file path=Object 35/content.xml><?xml version="1.0" encoding="utf-8"?>
<math xmlns="http://www.w3.org/1998/Math/MathML" display="block">
  <semantics>
    <mrow>
      <mrow>
        <mo fence="true" stretchy="false">{</mo>
        <mrow>
          <mrow>
            <mn>4,9,</mn>
            <mn>14,19,24,29,</mn>
            <mi>…</mi>
          </mrow>
        </mrow>
        <mo fence="true" stretchy="false">}</mo>
      </mrow>
      <mo stretchy="false">=</mo>
      <mrow>
        <mo fence="true" stretchy="false">{</mo>
        <mrow>
          <mrow>
            <mrow>
              <mn>4</mn>
              <mo stretchy="false">+</mo>
              <mn>5</mn>
            </mrow>
            <mi>k</mi>
            <mi mathvariant="italic">tq</mi>
            <mrow>
              <mi>k</mi>
              <mo stretchy="false">∈</mo>
              <mi mathvariant="normal">ℤ</mi>
            </mrow>
          </mrow>
        </mrow>
        <mo fence="true" stretchy="false">}</mo>
      </mrow>
    </mrow>
    <annotation encoding="StarMath 5.0">lbrace 4,9, 14,19,24,29, … rbrace = lbrace 4+5k tq k in setz rbrace</annotation>
  </semantics>
</math>
</file>

<file path=Object 36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ax equiv b (mod m)</annotation>
  </semantics>
</math>
</file>

<file path=Object 37/content.xml><?xml version="1.0" encoding="utf-8"?>
<math xmlns="http://www.w3.org/1998/Math/MathML" display="block">
  <semantics>
    <mrow>
      <mi>a</mi>
      <mi>,</mi>
      <mi>b</mi>
      <mi>,</mi>
      <mrow>
        <mi>m</mi>
        <mo stretchy="false">∈</mo>
        <mi mathvariant="normal">ℤ</mi>
      </mrow>
    </mrow>
    <annotation encoding="StarMath 5.0">a,b,m in setz</annotation>
  </semantics>
</math>
</file>

<file path=Object 38/content.xml><?xml version="1.0" encoding="utf-8"?>
<math xmlns="http://www.w3.org/1998/Math/MathML" display="block">
  <semantics>
    <mi>x</mi>
    <annotation encoding="StarMath 5.0">x</annotation>
  </semantics>
</math>
</file>

<file path=Object 39/content.xml><?xml version="1.0" encoding="utf-8"?>
<math xmlns="http://www.w3.org/1998/Math/MathML" display="block">
  <semantics>
    <mi>c</mi>
    <annotation encoding="StarMath 5.0"> c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n>200</mn>
        </mrow>
        <mo stretchy="false">≤</mo>
        <mi>x</mi>
        <mo stretchy="false">≤</mo>
        <mn>200</mn>
      </mrow>
      <mi>→</mi>
    </mrow>
    <annotation encoding="StarMath 5.0">-200 &lt;= x &lt;= 200 →</annotation>
  </semantics>
</math>
</file>

<file path=Object 40/content.xml><?xml version="1.0" encoding="utf-8"?>
<math xmlns="http://www.w3.org/1998/Math/MathML" display="block">
  <semantics>
    <mrow>
      <mrow>
        <mi mathvariant="italic">ac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ac equiv b (mod m)</annotation>
  </semantics>
</math>
</file>

<file path=Object 41/content.xml><?xml version="1.0" encoding="utf-8"?>
<math xmlns="http://www.w3.org/1998/Math/MathML" display="block">
  <semantics>
    <mrow>
      <mn>3</mn>
      <mrow>
        <mi>X</mi>
        <mo stretchy="false">≡</mo>
        <mn>2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3X equiv 2 (mod 5)</annotation>
  </semantics>
</math>
</file>

<file path=Object 42/content.xml><?xml version="1.0" encoding="utf-8"?>
<math xmlns="http://www.w3.org/1998/Math/MathML" display="block">
  <semantics>
    <mrow>
      <mn>2</mn>
      <mrow>
        <mi>x</mi>
        <mo stretchy="false">≡</mo>
        <mrow>
          <mo fence="true" stretchy="false">(</mo>
          <mrow>
            <mrow>
              <mi mathvariant="italic">mod</mi>
              <mn>4</mn>
            </mrow>
          </mrow>
          <mo fence="true" stretchy="false">)</mo>
        </mrow>
      </mrow>
    </mrow>
    <annotation encoding="StarMath 5.0">2x equiv (mod 4)</annotation>
  </semantics>
</math>
</file>

<file path=Object 43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ax equiv b (mod m)</annotation>
  </semantics>
</math>
</file>

<file path=Object 44/content.xml><?xml version="1.0" encoding="utf-8"?>
<math xmlns="http://www.w3.org/1998/Math/MathML" display="block">
  <semantics>
    <mrow>
      <mi mathvariant="italic">mcm</mi>
      <mrow>
        <mo fence="true" stretchy="false">{</mo>
        <mrow>
          <mrow>
            <mi>a</mi>
            <mi>,</mi>
            <mi>m</mi>
          </mrow>
        </mrow>
        <mo fence="true" stretchy="false">}</mo>
      </mrow>
      <mtext>|</mtext>
      <mi>b</mi>
    </mrow>
    <annotation encoding="StarMath 5.0">mcm lbrace a,m rbrace "|"b</annotation>
  </semantics>
</math>
</file>

<file path=Object 45/content.xml><?xml version="1.0" encoding="utf-8"?>
<math xmlns="http://www.w3.org/1998/Math/MathML" display="block">
  <semantics>
    <mrow>
      <mrow>
        <mi>d</mi>
        <mo stretchy="false">=</mo>
        <mi mathvariant="italic">mcd</mi>
      </mrow>
      <mrow>
        <mo fence="true" stretchy="false">{</mo>
        <mrow>
          <mrow>
            <mi>a</mi>
            <mi>,</mi>
            <mi>m</mi>
          </mrow>
        </mrow>
        <mo fence="true" stretchy="false">}</mo>
      </mrow>
    </mrow>
    <annotation encoding="StarMath 5.0">d=mcd lbrace a,m rbrace </annotation>
  </semantics>
</math>
</file>

<file path=Object 46/content.xml><?xml version="1.0" encoding="utf-8"?>
<math xmlns="http://www.w3.org/1998/Math/MathML" display="block">
  <semantics>
    <mrow>
      <mi>d</mi>
      <mo stretchy="false">∣</mo>
      <mi>b</mi>
    </mrow>
    <annotation encoding="StarMath 5.0">d divides b</annotation>
  </semantics>
</math>
</file>

<file path=Object 47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ax equiv b (mod m) </annotation>
  </semantics>
</math>
</file>

<file path=Object 48/content.xml><?xml version="1.0" encoding="utf-8"?>
<math xmlns="http://www.w3.org/1998/Math/MathML" display="block">
  <semantics>
    <mrow>
      <mfrac>
        <mi>a</mi>
        <mi>d</mi>
      </mfrac>
      <mrow>
        <mi>x</mi>
        <mo stretchy="false">≡</mo>
        <mfrac>
          <mi>b</mi>
          <mi>d</mi>
        </mfrac>
      </mrow>
      <mrow>
        <mo fence="true" stretchy="false">(</mo>
        <mrow>
          <mrow>
            <mi mathvariant="italic">mod</mi>
            <mfrac>
              <mi>m</mi>
              <mi>d</mi>
            </mfrac>
          </mrow>
        </mrow>
        <mo fence="true" stretchy="false">)</mo>
      </mrow>
    </mrow>
    <annotation encoding="StarMath 5.0"> a over d x equiv b over d (mod m over d) </annotation>
  </semantics>
</math>
</file>

<file path=Object 49/content.xml><?xml version="1.0" encoding="utf-8"?>
<math xmlns="http://www.w3.org/1998/Math/MathML" display="block">
  <semantics>
    <mrow>
      <mi mathvariant="italic">mdc</mi>
      <mrow>
        <mrow>
          <mo fence="true" stretchy="false">{</mo>
          <mrow>
            <mrow>
              <mi>a</mi>
              <mi>,</mi>
              <mi>m</mi>
            </mrow>
          </mrow>
          <mo fence="true" stretchy="false">}</mo>
        </mrow>
        <mo stretchy="false">=</mo>
        <mn>1</mn>
      </mrow>
    </mrow>
    <annotation encoding="StarMath 5.0"> mdc lbrace a,m rbrace = 1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n>200</mn>
        </mrow>
        <mo stretchy="false">≤</mo>
        <mrow>
          <mn>14</mn>
          <mo stretchy="false">−</mo>
          <mn>31</mn>
        </mrow>
      </mrow>
      <mrow>
        <mi>k</mi>
        <mo stretchy="false">≤</mo>
        <mn>200</mn>
      </mrow>
      <mi>→</mi>
    </mrow>
    <annotation encoding="StarMath 5.0"> -200 &lt;= 14-31k &lt;= 200 → </annotation>
  </semantics>
</math>
</file>

<file path=Object 50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ax equiv b (mod m) </annotation>
  </semantics>
</math>
</file>

<file path=Object 51/content.xml><?xml version="1.0" encoding="utf-8"?>
<math xmlns="http://www.w3.org/1998/Math/MathML" display="block">
  <semantics>
    <mrow>
      <mo fence="true" stretchy="false">{</mo>
      <mrow>
        <mrow>
          <mrow>
            <mi>u</mi>
            <mo stretchy="false">+</mo>
            <mi mathvariant="italic">km</mi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 lbrace u+km `tq` k in setz rbrace</annotation>
  </semantics>
</math>
</file>

<file path=Object 52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ax equiv b (mod m) </annotation>
  </semantics>
</math>
</file>

<file path=Object 53/content.xml><?xml version="1.0" encoding="utf-8"?>
<math xmlns="http://www.w3.org/1998/Math/MathML" display="block">
  <semantics>
    <mrow>
      <mrow>
        <mi mathvariant="italic">ax</mi>
        <mo stretchy="false">≡</mo>
        <mrow>
          <mi>b</mi>
          <mo stretchy="false">−</mo>
          <mi>c</mi>
        </mrow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ax equiv b-c (mod m) </annotation>
  </semantics>
</math>
</file>

<file path=Object 54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ax equiv b (mod m)</annotation>
  </semantics>
</math>
</file>

<file path=Object 55/content.xml><?xml version="1.0" encoding="utf-8"?>
<math xmlns="http://www.w3.org/1998/Math/MathML" display="block">
  <semantics>
    <mrow>
      <mrow>
        <mo fence="true" stretchy="false">(</mo>
        <mrow>
          <mrow>
            <mi>a</mi>
            <mi mathvariant="italic">mod</mi>
            <mi>m</mi>
          </mrow>
        </mrow>
        <mo fence="true" stretchy="false">)</mo>
      </mrow>
      <mrow>
        <mi>x</mi>
        <mo stretchy="false">≡</mo>
        <mi>b</mi>
      </mrow>
      <mi mathvariant="italic">mod</mi>
      <mi>m</mi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 (a mod m)x equiv b mod m (mod m)</annotation>
  </semantics>
</math>
</file>

<file path=Object 56/content.xml><?xml version="1.0" encoding="utf-8"?>
<math xmlns="http://www.w3.org/1998/Math/MathML" display="block">
  <semantics>
    <mi>m</mi>
    <annotation encoding="StarMath 5.0">m</annotation>
  </semantics>
</math>
</file>

<file path=Object 57/content.xml><?xml version="1.0" encoding="utf-8"?>
<math xmlns="http://www.w3.org/1998/Math/MathML" display="block">
  <semantics>
    <mi>b</mi>
    <annotation encoding="StarMath 5.0">b 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i>m</mi>
    <annotation encoding="StarMath 5.0"> m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n>214</mn>
        </mrow>
        <mo stretchy="false">≤</mo>
        <mrow>
          <mo stretchy="false">−</mo>
          <mn>31</mn>
        </mrow>
      </mrow>
      <mrow>
        <mi>k</mi>
        <mo stretchy="false">≤</mo>
        <mn>186</mn>
      </mrow>
      <mi>→</mi>
    </mrow>
    <annotation encoding="StarMath 5.0"> -214 &lt;= -31k &lt;= 186 →</annotation>
  </semantics>
</math>
</file>

<file path=Object 60/content.xml><?xml version="1.0" encoding="utf-8"?>
<math xmlns="http://www.w3.org/1998/Math/MathML" display="block">
  <semantics>
    <mrow>
      <mi>u</mi>
      <mi>,</mi>
      <mrow>
        <mi>v</mi>
        <mo stretchy="false">∈</mo>
        <mi mathvariant="normal">ℤ</mi>
      </mrow>
      <mi>y</mi>
      <mrow>
        <mrow>
          <mi mathvariant="italic">au</mi>
          <mo stretchy="false">+</mo>
          <mi mathvariant="italic">mv</mi>
        </mrow>
        <mo stretchy="false">=</mo>
        <mn>1</mn>
      </mrow>
    </mrow>
    <annotation encoding="StarMath 5.0"> u,v in setz y au+mv=1 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i mathvariant="italic">b·u</mi>
        </mrow>
        <mo fence="true" stretchy="false">)</mo>
      </mrow>
      <mi mathvariant="italic">mod</mi>
      <mi>m</mi>
    </mrow>
    <annotation encoding="StarMath 5.0"> (b·u) mod m </annotation>
  </semantics>
</math>
</file>

<file path=Object 62/content.xml><?xml version="1.0" encoding="utf-8"?>
<math xmlns="http://www.w3.org/1998/Math/MathML" display="block">
  <semantics>
    <mrow>
      <mrow>
        <mi mathvariant="italic">ax</mi>
        <mo stretchy="false">≡</mo>
        <mi>b</mi>
      </mrow>
      <mrow>
        <mo fence="true" stretchy="false">(</mo>
        <mrow>
          <mrow>
            <mi mathvariant="italic">mod</mi>
            <mi>m</mi>
          </mrow>
        </mrow>
        <mo fence="true" stretchy="false">)</mo>
      </mrow>
    </mrow>
    <annotation encoding="StarMath 5.0">ax equiv b(mod m) </annotation>
  </semantics>
</math>
</file>

<file path=Object 63/content.xml><?xml version="1.0" encoding="utf-8"?>
<math xmlns="http://www.w3.org/1998/Math/MathML" display="block">
  <semantics>
    <mrow>
      <mn>237</mn>
      <mrow>
        <mi>x</mi>
        <mo stretchy="false">≡</mo>
        <mn>192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 237x equiv 192 (mod 5)</annotation>
  </semantics>
</math>
</file>

<file path=Object 64/content.xml><?xml version="1.0" encoding="utf-8"?>
<math xmlns="http://www.w3.org/1998/Math/MathML" display="block">
  <semantics>
    <mrow>
      <mn>2</mn>
      <mrow>
        <mi>x</mi>
        <mo stretchy="false">≡</mo>
        <mn>1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 2x equiv 1 (mod 5)</annotation>
  </semantics>
</math>
</file>

<file path=Object 65/content.xml><?xml version="1.0" encoding="utf-8"?>
<math xmlns="http://www.w3.org/1998/Math/MathML" display="block">
  <semantics>
    <mrow>
      <mo fence="true" stretchy="false">{</mo>
      <mrow>
        <mrow>
          <mrow>
            <mn>3</mn>
            <mo stretchy="false">+</mo>
            <mn>5</mn>
          </mrow>
          <mi>k</mi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3+5k `tq` k in setz rbrace</annotation>
  </semantics>
</math>
</file>

<file path=Object 66/content.xml><?xml version="1.0" encoding="utf-8"?>
<math xmlns="http://www.w3.org/1998/Math/MathML" display="block">
  <semantics>
    <mrow>
      <mn>30</mn>
      <mrow>
        <mi>x</mi>
        <mo stretchy="false">≡</mo>
        <mn>20</mn>
      </mrow>
      <mrow>
        <mo fence="true" stretchy="false">(</mo>
        <mrow>
          <mrow>
            <mi mathvariant="italic">mod</mi>
            <mn>50</mn>
          </mrow>
        </mrow>
        <mo fence="true" stretchy="false">)</mo>
      </mrow>
    </mrow>
    <annotation encoding="StarMath 5.0">30x equiv 20 (mod 50) </annotation>
  </semantics>
</math>
</file>

<file path=Object 67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n>30,</mn>
              <mn>50</mn>
            </mrow>
          </mrow>
          <mo fence="true" stretchy="false">}</mo>
        </mrow>
        <mo stretchy="false">=</mo>
        <mn>10</mn>
      </mrow>
    </mrow>
    <annotation encoding="StarMath 5.0"> mcd lbrace 30, 50 rbrace = 10 </annotation>
  </semantics>
</math>
</file>

<file path=Object 68/content.xml><?xml version="1.0" encoding="utf-8"?>
<math xmlns="http://www.w3.org/1998/Math/MathML" display="block">
  <semantics>
    <mrow>
      <mn>10</mn>
      <mo stretchy="false">∣</mo>
      <mn>20</mn>
    </mrow>
    <annotation encoding="StarMath 5.0">10 divides 20</annotation>
  </semantics>
</math>
</file>

<file path=Object 69/content.xml><?xml version="1.0" encoding="utf-8"?>
<math xmlns="http://www.w3.org/1998/Math/MathML" display="block">
  <semantics>
    <mrow>
      <mn>3</mn>
      <mrow>
        <mi>x</mi>
        <mo stretchy="false">≡</mo>
        <mn>2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3x equiv 2 (mod 5) </annotation>
  </semantics>
</math>
</file>

<file path=Object 7/content.xml><?xml version="1.0" encoding="utf-8"?>
<math xmlns="http://www.w3.org/1998/Math/MathML" display="block">
  <semantics>
    <mrow>
      <mrow>
        <mrow>
          <mo stretchy="false">−</mo>
          <mn>186</mn>
        </mrow>
        <mo stretchy="false">≤</mo>
        <mn>31</mn>
      </mrow>
      <mrow>
        <mi>k</mi>
        <mo stretchy="false">≤</mo>
        <mrow>
          <mn>2</mn>
          <mo stretchy="false">/</mo>
          <mn>4</mn>
        </mrow>
      </mrow>
      <mi>→</mi>
    </mrow>
    <annotation encoding="StarMath 5.0"> -186 &lt;= 31k &lt;= 2/4 → </annotation>
  </semantics>
</math>
</file>

<file path=Object 70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71/content.xml><?xml version="1.0" encoding="utf-8"?>
<math xmlns="http://www.w3.org/1998/Math/MathML" display="block">
  <semantics>
    <mrow>
      <mo fence="true" stretchy="false">{</mo>
      <mrow>
        <mrow>
          <mrow>
            <mn>4</mn>
            <mo stretchy="false">+</mo>
            <mn>5</mn>
          </mrow>
          <mi>k</mi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4+5k `tq` k in setz rbrace</annotation>
  </semantics>
</math>
</file>

<file path=Object 72/content.xml><?xml version="1.0" encoding="utf-8"?>
<math xmlns="http://www.w3.org/1998/Math/MathML" display="block">
  <semantics>
    <mrow>
      <mn>242</mn>
      <mrow>
        <mi>x</mi>
        <mo stretchy="false">≡</mo>
        <mn>4</mn>
      </mrow>
      <mrow>
        <mo fence="true" stretchy="false">(</mo>
        <mrow>
          <mrow>
            <mi mathvariant="italic">mod</mi>
            <mn>393</mn>
          </mrow>
        </mrow>
        <mo fence="true" stretchy="false">)</mo>
      </mrow>
    </mrow>
    <annotation encoding="StarMath 5.0"> 242x equiv 4 (mod 393)</annotation>
  </semantics>
</math>
</file>

<file path=Object 73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n>242,</mn>
              <mn>392</mn>
            </mrow>
          </mrow>
          <mo fence="true" stretchy="false">}</mo>
        </mrow>
        <mo stretchy="false">=</mo>
        <mn>2</mn>
      </mrow>
    </mrow>
    <annotation encoding="StarMath 5.0">mcd lbrace 242, 392 rbrace = 2 </annotation>
  </semantics>
</math>
</file>

<file path=Object 74/content.xml><?xml version="1.0" encoding="utf-8"?>
<math xmlns="http://www.w3.org/1998/Math/MathML" display="block">
  <semantics>
    <mrow>
      <mn>121</mn>
      <mrow>
        <mi>x</mi>
        <mo stretchy="false">≡</mo>
        <mn>2</mn>
      </mrow>
      <mrow>
        <mo fence="true" stretchy="false">(</mo>
        <mrow>
          <mrow>
            <mi mathvariant="italic">mod</mi>
            <mn>196</mn>
          </mrow>
        </mrow>
        <mo fence="true" stretchy="false">)</mo>
      </mrow>
    </mrow>
    <annotation encoding="StarMath 5.0"> 121x equiv 2 (mod 196)</annotation>
  </semantics>
</math>
</file>

<file path=Object 75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n>121,</mn>
              <mn>196</mn>
            </mrow>
          </mrow>
          <mo fence="true" stretchy="false">}</mo>
        </mrow>
        <mo stretchy="false">=</mo>
        <mn>1</mn>
      </mrow>
    </mrow>
    <annotation encoding="StarMath 5.0"> mcd lbrace 121, 196 rbrace = 1 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,</mn>
            </msub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n>196,121</mn>
        </mrow>
        <mo fence="true" stretchy="false">)</mo>
      </mrow>
      <mo stretchy="false">=</mo>
      <mrow>
        <mo fence="true" stretchy="false">(</mo>
        <mrow>
          <mn>121,75</mn>
        </mrow>
        <mo fence="true" stretchy="false">)</mo>
      </mrow>
      <mo stretchy="false">=</mo>
      <mrow>
        <mo fence="true" stretchy="false">(</mo>
        <mrow>
          <mn>75,46</mn>
        </mrow>
        <mo fence="true" stretchy="false">)</mo>
      </mrow>
      <mo stretchy="false">=</mo>
      <mrow>
        <mo fence="true" stretchy="false">(</mo>
        <mrow>
          <mn>46,29</mn>
        </mrow>
        <mo fence="true" stretchy="false">)</mo>
      </mrow>
      <mo stretchy="false">=</mo>
      <mrow>
        <mo fence="true" stretchy="false">(</mo>
        <mrow>
          <mn>29,17</mn>
        </mrow>
        <mo fence="true" stretchy="false">)</mo>
      </mrow>
      <mo stretchy="false">=</mo>
      <mrow>
        <mo fence="true" stretchy="false">(</mo>
        <mrow>
          <mn>17,12</mn>
        </mrow>
        <mo fence="true" stretchy="false">)</mo>
      </mrow>
      <mo stretchy="false">=</mo>
      <mrow>
        <mo fence="true" stretchy="false">(</mo>
        <mrow>
          <mn>12,5</mn>
        </mrow>
        <mo fence="true" stretchy="false">)</mo>
      </mrow>
      <mo stretchy="false">=</mo>
      <mrow>
        <mo fence="true" stretchy="false">(</mo>
        <mrow>
          <mn>5,2</mn>
        </mrow>
        <mo fence="true" stretchy="false">)</mo>
      </mrow>
      <mo stretchy="false">=</mo>
      <mrow>
        <mo fence="true" stretchy="false">(</mo>
        <mrow>
          <mn>2,1</mn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</mrow>
    <annotation encoding="StarMath 5.0">(a_ 0, a_ 1)=(196,121)=(121,75)=(75,46)=(46,29)=(29,17)=(17,12)=(12,5)=(5,2)=(2,1)=(1,0)</annotation>
  </semantics>
</math>
</file>

<file path=Object 77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,</mn>
            </msub>
            <msub>
              <mi>s</mi>
              <mn>1</mn>
            </msub>
          </mrow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</mn>
            <mrow>
              <mi>,</mi>
              <mo stretchy="false">−</mo>
              <mn>1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1,2</mn>
          </mrow>
        </mrow>
        <mo fence="true" stretchy="false">)</mo>
      </mrow>
      <mo stretchy="false">=</mo>
      <mrow>
        <mo fence="true" stretchy="false">(</mo>
        <mrow>
          <mrow>
            <mn>2</mn>
            <mrow>
              <mi>,</mi>
              <mo stretchy="false">−</mo>
              <mn>3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3,5</mn>
          </mrow>
        </mrow>
        <mo fence="true" stretchy="false">)</mo>
      </mrow>
      <mo stretchy="false">=</mo>
      <mrow>
        <mo fence="true" stretchy="false">(</mo>
        <mrow>
          <mrow>
            <mn>5</mn>
            <mrow>
              <mi>,</mi>
              <mo stretchy="false">−</mo>
              <mn>8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8,21</mn>
          </mrow>
        </mrow>
        <mo fence="true" stretchy="false">)</mo>
      </mrow>
      <mo stretchy="false">=</mo>
      <mrow>
        <mo fence="true" stretchy="false">(</mo>
        <mrow>
          <mrow>
            <mn>21</mn>
            <mrow>
              <mi>,</mi>
              <mo stretchy="false">−</mo>
              <mn>50</mn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o stretchy="false">−</mo>
              <mn>50,.</mn>
            </mrow>
            <mn>..</mn>
          </mrow>
        </mrow>
        <mo fence="true" stretchy="false">)</mo>
      </mrow>
    </mrow>
    <annotation encoding="StarMath 5.0">(s_ 0, s_ 1)=(1,0)=(0,1)=(1,-1)=(-1,2)=(2,-3)=(-3,5)=(5,-8)=(-8,21)=(21,-50)=(-50,...)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,</mn>
            </msub>
            <msub>
              <mi>t</mi>
              <mn>1</mn>
            </msub>
          </mrow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</mn>
            <mrow>
              <mi>,</mi>
              <mo stretchy="false">−</mo>
              <mn>1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1,2</mn>
          </mrow>
        </mrow>
        <mo fence="true" stretchy="false">)</mo>
      </mrow>
      <mo stretchy="false">=</mo>
      <mrow>
        <mo fence="true" stretchy="false">(</mo>
        <mrow>
          <mrow>
            <mn>2</mn>
            <mrow>
              <mi>,</mi>
              <mo stretchy="false">−</mo>
              <mn>3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3,5</mn>
          </mrow>
        </mrow>
        <mo fence="true" stretchy="false">)</mo>
      </mrow>
      <mo stretchy="false">=</mo>
      <mrow>
        <mo fence="true" stretchy="false">(</mo>
        <mrow>
          <mrow>
            <mn>5</mn>
            <mrow>
              <mi>,</mi>
              <mo stretchy="false">−</mo>
              <mn>8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8,13</mn>
          </mrow>
        </mrow>
        <mo fence="true" stretchy="false">)</mo>
      </mrow>
      <mo stretchy="false">=</mo>
      <mrow>
        <mo fence="true" stretchy="false">(</mo>
        <mrow>
          <mrow>
            <mn>13</mn>
            <mrow>
              <mi>,</mi>
              <mo stretchy="false">−</mo>
              <mn>34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34,81</mn>
          </mrow>
        </mrow>
        <mo fence="true" stretchy="false">)</mo>
      </mrow>
      <mo stretchy="false">=</mo>
      <mrow>
        <mo fence="true" stretchy="false">(</mo>
        <mrow>
          <mrow>
            <mn>81</mn>
            <mi>,</mi>
            <mi>…</mi>
          </mrow>
        </mrow>
        <mo fence="true" stretchy="false">)</mo>
      </mrow>
    </mrow>
    <annotation encoding="StarMath 5.0">(t_ 0, t_ 1)= (0,1)=(1,-1)=(-1,2)=(2,-3)=(-3,5)=(5,-8)=(-8,13)=(13,-34)=(-34,81)=(81,…)</annotation>
  </semantics>
</math>
</file>

<file path=Object 79/content.xml><?xml version="1.0" encoding="utf-8"?>
<math xmlns="http://www.w3.org/1998/Math/MathML" display="block">
  <semantics>
    <mrow>
      <mn>192</mn>
      <mi>·</mi>
      <mrow>
        <mrow>
          <mo fence="true" stretchy="false">(</mo>
          <mrow>
            <mrow>
              <mo stretchy="false">−</mo>
              <mn>50</mn>
            </mrow>
          </mrow>
          <mo fence="true" stretchy="false">)</mo>
        </mrow>
        <mo stretchy="false">+</mo>
        <mn>121</mn>
      </mrow>
      <mi>·</mi>
      <mrow>
        <mn>81</mn>
        <mo stretchy="false">=</mo>
        <mn>1</mn>
      </mrow>
    </mrow>
    <annotation encoding="StarMath 5.0">192·(-50)+121·81= 1 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−</mo>
            <mn>186</mn>
          </mrow>
          <mn>31</mn>
        </mfrac>
        <mo stretchy="false">≤</mo>
        <mi>k</mi>
        <mo stretchy="false">≤</mo>
        <mfrac>
          <mrow>
            <mn>2</mn>
            <mo stretchy="false">/</mo>
            <mn>4</mn>
          </mrow>
          <mn>31</mn>
        </mfrac>
      </mrow>
      <mi>→</mi>
    </mrow>
    <annotation encoding="StarMath 5.0"> -186 over 31 &lt;= k &lt;= 2/4 over 31 → </annotation>
  </semantics>
</math>
</file>

<file path=Object 80/content.xml><?xml version="1.0" encoding="utf-8"?>
<math xmlns="http://www.w3.org/1998/Math/MathML" display="block">
  <semantics>
    <mrow>
      <mrow>
        <mi>x</mi>
        <mo stretchy="false">=</mo>
        <mn>2</mn>
      </mrow>
      <mi>·</mi>
      <mn>81</mn>
      <mi mathvariant="italic">mod</mi>
      <mrow>
        <mn>196</mn>
        <mo stretchy="false">=</mo>
        <mn>162</mn>
      </mrow>
    </mrow>
    <annotation encoding="StarMath 5.0"> x=2·81 mod 196 = 162</annotation>
  </semantics>
</math>
</file>

<file path=Object 81/content.xml><?xml version="1.0" encoding="utf-8"?>
<math xmlns="http://www.w3.org/1998/Math/MathML" display="block">
  <semantics>
    <mrow>
      <mo fence="true" stretchy="false">{</mo>
      <mrow>
        <mrow>
          <mrow>
            <mn>162</mn>
            <mo stretchy="false">+</mo>
            <mn>196</mn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 lbrace 162 +196 `tq` k in setz rbrace</annotation>
  </semantics>
</math>
</file>

<file path=Object 82/content.xml><?xml version="1.0" encoding="utf-8"?>
<math xmlns="http://www.w3.org/1998/Math/MathML" display="block">
  <semantics>
    <mrow>
      <mn>121</mn>
      <mrow>
        <mi>x</mi>
        <mo stretchy="false">≡</mo>
        <mn>2</mn>
      </mrow>
      <mrow>
        <mo fence="true" stretchy="false">(</mo>
        <mrow>
          <mrow>
            <mi mathvariant="italic">mod</mi>
            <mn>196</mn>
          </mrow>
        </mrow>
        <mo fence="true" stretchy="false">)</mo>
      </mrow>
    </mrow>
    <annotation encoding="StarMath 5.0">121x equiv 2 (mod 196)</annotation>
  </semantics>
</math>
</file>

<file path=Object 83/content.xml><?xml version="1.0" encoding="utf-8"?>
<math xmlns="http://www.w3.org/1998/Math/MathML" display="block">
  <semantics>
    <mrow>
      <mn>3</mn>
      <mrow>
        <mi>X</mi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3X equiv 1 (mod 4)</annotation>
  </semantics>
</math>
</file>

<file path=Object 84/content.xml><?xml version="1.0" encoding="utf-8"?>
<math xmlns="http://www.w3.org/1998/Math/MathML" display="block">
  <semantics>
    <mrow>
      <mn>4</mn>
      <mrow>
        <mi>X</mi>
        <mo stretchy="false">≡</mo>
        <mn>6</mn>
      </mrow>
      <mrow>
        <mo fence="true" stretchy="false">(</mo>
        <mrow>
          <mrow>
            <mi mathvariant="italic">mod</mi>
            <mn>10</mn>
          </mrow>
        </mrow>
        <mo fence="true" stretchy="false">)</mo>
      </mrow>
    </mrow>
    <annotation encoding="StarMath 5.0">4X equiv 6 (mod 10) </annotation>
  </semantics>
</math>
</file>

<file path=Object 85/content.xml><?xml version="1.0" encoding="utf-8"?>
<math xmlns="http://www.w3.org/1998/Math/MathML" display="block">
  <semantics>
    <mrow>
      <mn>3</mn>
      <mrow>
        <mi>X</mi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3X equiv 1 (mod 4) </annotation>
  </semantics>
</math>
</file>

<file path=Object 86/content.xml><?xml version="1.0" encoding="utf-8"?>
<math xmlns="http://www.w3.org/1998/Math/MathML" display="block">
  <semantics>
    <mrow>
      <mn>15</mn>
      <mrow>
        <mi>k</mi>
        <mo stretchy="false">≡</mo>
        <mrow>
          <mo stretchy="false">−</mo>
          <mn>11</mn>
        </mrow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15k equiv -11(mod 4)</annotation>
  </semantics>
</math>
</file>

<file path=Object 87/content.xml><?xml version="1.0" encoding="utf-8"?>
<math xmlns="http://www.w3.org/1998/Math/MathML" display="block">
  <semantics>
    <mrow>
      <mrow>
        <mi>X</mi>
        <mo stretchy="false">=</mo>
        <mrow>
          <mn>4</mn>
          <mo stretchy="false">+</mo>
          <mn>5</mn>
        </mrow>
      </mrow>
      <mrow>
        <mi>k</mi>
        <mo stretchy="false">=</mo>
        <mrow>
          <mn>4</mn>
          <mo stretchy="false">+</mo>
          <mn>5</mn>
        </mrow>
      </mrow>
      <mrow>
        <mrow>
          <mo fence="true" stretchy="false">(</mo>
          <mrow>
            <mrow>
              <mrow>
                <mn>3</mn>
                <mo stretchy="false">+</mo>
                <mn>4</mn>
              </mrow>
              <mi>·</mi>
              <mover accent="true">
                <mi>k</mi>
                <mo stretchy="false">¯</mo>
              </mover>
            </mrow>
          </mrow>
          <mo fence="true" stretchy="false">)</mo>
        </mrow>
        <mo stretchy="false">=</mo>
        <mrow>
          <mn>19</mn>
          <mo stretchy="false">+</mo>
          <mn>20</mn>
        </mrow>
      </mrow>
      <mover accent="true">
        <mi>k</mi>
        <mo stretchy="false">¯</mo>
      </mover>
    </mrow>
    <annotation encoding="StarMath 5.0">X=4+5k = 4+5(3+4· bar k)=19+20 bar k</annotation>
  </semantics>
</math>
</file>

<file path=Object 88/content.xml><?xml version="1.0" encoding="utf-8"?>
<math xmlns="http://www.w3.org/1998/Math/MathML" display="block">
  <semantics>
    <mrow>
      <mn>3</mn>
      <mrow>
        <mi>k</mi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3k equiv 1 (mod 4)</annotation>
  </semantics>
</math>
</file>

<file path=Object 89/content.xml><?xml version="1.0" encoding="utf-8"?>
<math xmlns="http://www.w3.org/1998/Math/MathML" display="block">
  <semantics>
    <mrow>
      <mn>2</mn>
      <mrow>
        <mi>X</mi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2X equiv 3 (mod 5)</annotation>
  </semantics>
</math>
</file>

<file path=Object 9/content.xml><?xml version="1.0" encoding="utf-8"?>
<math xmlns="http://www.w3.org/1998/Math/MathML" display="block">
  <semantics>
    <mrow>
      <mrow>
        <mrow>
          <mo stretchy="false">−</mo>
          <mn>6</mn>
        </mrow>
        <mo stretchy="false">≤</mo>
        <mi>k</mi>
        <mo stretchy="false">≤</mo>
        <mn>6,9</mn>
      </mrow>
      <mi>→</mi>
    </mrow>
    <annotation encoding="StarMath 5.0"> -6 &lt;= k &lt;= 6,9 →</annotation>
  </semantics>
</math>
</file>

<file path=Object 90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4</mn>
                <mo stretchy="false">+</mo>
                <mn>5</mn>
              </mrow>
              <mi>k</mi>
            </mrow>
          </mrow>
          <mo fence="true" stretchy="false">)</mo>
        </mrow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3(4+5k) equiv 1(mod 4)</annotation>
  </semantics>
</math>
</file>

<file path=Object 91/content.xml><?xml version="1.0" encoding="utf-8"?>
<math xmlns="http://www.w3.org/1998/Math/MathML" display="block">
  <semantics>
    <mrow>
      <mrow>
        <mn>12</mn>
        <mo stretchy="false">+</mo>
        <mn>15</mn>
      </mrow>
      <mrow>
        <mi>k</mi>
        <mo stretchy="false">≡</mo>
        <mn>1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12 + 15k equiv 1 (mod 4)</annotation>
  </semantics>
</math>
</file>

<file path=Object 92/content.xml><?xml version="1.0" encoding="utf-8"?>
<math xmlns="http://www.w3.org/1998/Math/MathML" display="block">
  <semantics>
    <mrow>
      <mrow>
        <mi>k</mi>
        <mo stretchy="false">=</mo>
        <mrow>
          <mn>3</mn>
          <mo stretchy="false">+</mo>
          <mn>4</mn>
        </mrow>
      </mrow>
      <mi>·</mi>
      <mover accent="true">
        <mi>k</mi>
        <mo stretchy="false">¯</mo>
      </mover>
    </mrow>
    <annotation encoding="StarMath 5.0">k=3 + 4 · bar k</annotation>
  </semantics>
</math>
</file>

<file path=Object 93/content.xml><?xml version="1.0" encoding="utf-8"?>
<math xmlns="http://www.w3.org/1998/Math/MathML" display="block">
  <semantics>
    <mrow>
      <mrow>
        <mn>19</mn>
        <mo stretchy="false">+</mo>
        <mn>20</mn>
      </mrow>
      <mover accent="true">
        <mi>k</mi>
        <mo stretchy="false">¯</mo>
      </mover>
    </mrow>
    <annotation encoding="StarMath 5.0">19+20 bar k</annotation>
  </semantics>
</math>
</file>

<file path=Object 94/content.xml><?xml version="1.0" encoding="utf-8"?>
<math xmlns="http://www.w3.org/1998/Math/MathML" display="block">
  <semantics>
    <mrow>
      <mn>2</mn>
      <mrow>
        <mi>x</mi>
        <mo stretchy="false">≡</mo>
        <mn>2</mn>
      </mrow>
      <mrow>
        <mo fence="true" stretchy="false">(</mo>
        <mrow>
          <mrow>
            <mi mathvariant="italic">mod</mi>
            <mn>4</mn>
          </mrow>
        </mrow>
        <mo fence="true" stretchy="false">)</mo>
      </mrow>
    </mrow>
    <annotation encoding="StarMath 5.0">2x equiv 2 (mod 4)</annotation>
  </semantics>
</math>
</file>

<file path=Object 95/content.xml><?xml version="1.0" encoding="utf-8"?>
<math xmlns="http://www.w3.org/1998/Math/MathML" display="block">
  <semantics>
    <mrow>
      <mn>6</mn>
      <mrow>
        <mi>x</mi>
        <mo stretchy="false">≡</mo>
        <mrow>
          <mo fence="true" stretchy="false">(</mo>
          <mrow>
            <mrow>
              <mi mathvariant="italic">mod</mi>
              <mn>9</mn>
            </mrow>
          </mrow>
          <mo fence="true" stretchy="false">)</mo>
        </mrow>
      </mrow>
    </mrow>
    <annotation encoding="StarMath 5.0">6x equiv (mod 9)</annotation>
  </semantics>
</math>
</file>

<file path=Object 96/content.xml><?xml version="1.0" encoding="utf-8"?>
<math xmlns="http://www.w3.org/1998/Math/MathML" display="block">
  <semantics>
    <mrow>
      <mi>x</mi>
      <mo stretchy="false">≡</mo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x equiv (mod 2)</annotation>
  </semantics>
</math>
</file>

<file path=Object 97/content.xml><?xml version="1.0" encoding="utf-8"?>
<math xmlns="http://www.w3.org/1998/Math/MathML" display="block">
  <semantics>
    <mrow>
      <mrow>
        <mi>x</mi>
        <mo stretchy="false">=</mo>
        <mrow>
          <mn>1</mn>
          <mo stretchy="false">+</mo>
          <mn>2</mn>
        </mrow>
      </mrow>
      <mrow>
        <mi>k</mi>
        <mo stretchy="false">=</mo>
        <mrow>
          <mn>1</mn>
          <mo stretchy="false">+</mo>
          <mn>2</mn>
        </mrow>
      </mrow>
      <mrow>
        <mrow>
          <mo fence="true" stretchy="false">(</mo>
          <mrow>
            <mrow>
              <mrow>
                <mn>2</mn>
                <mo stretchy="false">+</mo>
                <mn>3</mn>
              </mrow>
              <mover accent="true">
                <mi>k</mi>
                <mo stretchy="false">¯</mo>
              </mover>
            </mrow>
          </mrow>
          <mo fence="true" stretchy="false">)</mo>
        </mrow>
        <mo stretchy="false">=</mo>
        <mrow>
          <mn>5</mn>
          <mo stretchy="false">+</mo>
          <mn>6</mn>
        </mrow>
      </mrow>
      <mrow>
        <mover accent="true">
          <mi>k</mi>
          <mo stretchy="false">¯</mo>
        </mover>
        <mo stretchy="false">=</mo>
        <mrow>
          <mn>29</mn>
          <mo stretchy="false">+</mo>
          <mn>30</mn>
        </mrow>
      </mrow>
      <mover accent="true">
        <mover accent="true">
          <mi>k</mi>
          <mo stretchy="false">¯</mo>
        </mover>
        <mo stretchy="false">¯</mo>
      </mover>
    </mrow>
    <annotation encoding="StarMath 5.0">x=1+2k = 1+2(2+3 bar k)=5+6 bar k = 29 +30 bar bar k</annotation>
  </semantics>
</math>
</file>

<file path=Object 98/content.xml><?xml version="1.0" encoding="utf-8"?>
<math xmlns="http://www.w3.org/1998/Math/MathML" display="block">
  <semantics>
    <mrow>
      <mn>2</mn>
      <mrow>
        <mi>x</mi>
        <mo stretchy="false">≡</mo>
        <mn>3</mn>
      </mrow>
      <mrow>
        <mo fence="true" stretchy="false">(</mo>
        <mrow>
          <mrow>
            <mi mathvariant="italic">mod</mi>
            <mn>5</mn>
          </mrow>
        </mrow>
        <mo fence="true" stretchy="false">)</mo>
      </mrow>
    </mrow>
    <annotation encoding="StarMath 5.0">2x equiv 3 (mod 5)</annotation>
  </semantics>
</math>
</file>

<file path=Object 99/content.xml><?xml version="1.0" encoding="utf-8"?>
<math xmlns="http://www.w3.org/1998/Math/MathML" display="block">
  <semantics>
    <mrow>
      <mn>2</mn>
      <mrow>
        <mi>x</mi>
        <mo stretchy="false">≡</mo>
        <mn>1</mn>
      </mrow>
      <mrow>
        <mo fence="true" stretchy="false">(</mo>
        <mrow>
          <mrow>
            <mi mathvariant="italic">mod</mi>
            <mn>3</mn>
          </mrow>
        </mrow>
        <mo fence="true" stretchy="false">)</mo>
      </mrow>
    </mrow>
    <annotation encoding="StarMath 5.0">2x equiv 1 (mod 3)</annotation>
  </semantics>
</math>
</file>